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17d1e" officeooo:paragraph-rsid="00017d1e" style:font-size-asian="12.25pt" style:font-size-complex="14pt"/>
    </style:style>
    <style:style style:name="P2" style:family="paragraph" style:parent-style-name="Standard">
      <style:paragraph-properties fo:text-align="justify" style:justify-single-word="false"/>
      <style:text-properties fo:font-size="14pt" officeooo:rsid="00017d1e" officeooo:paragraph-rsid="00017d1e" style:font-size-asian="12.25pt" style:font-size-complex="14pt"/>
    </style:style>
    <style:style style:name="P3" style:family="paragraph" style:parent-style-name="Standard">
      <style:paragraph-properties fo:text-align="justify" style:justify-single-word="false"/>
      <style:text-properties fo:font-size="14pt" officeooo:rsid="00e06dc2" officeooo:paragraph-rsid="00e0ab17" style:font-size-asian="12.25pt" style:font-size-complex="14pt"/>
    </style:style>
    <style:style style:name="P4" style:family="paragraph" style:parent-style-name="Standard">
      <style:paragraph-properties fo:text-align="justify" style:justify-single-word="false"/>
      <style:text-properties fo:font-size="14pt" officeooo:rsid="00e0ab17" officeooo:paragraph-rsid="00e0ab17" style:font-size-asian="12.25pt" style:font-size-complex="14pt"/>
    </style:style>
    <style:style style:name="P5" style:family="paragraph" style:parent-style-name="Standard">
      <style:paragraph-properties fo:text-align="justify" style:justify-single-word="false"/>
      <style:text-properties fo:font-size="14pt" officeooo:rsid="00e20915" officeooo:paragraph-rsid="00e20915" style:font-size-asian="12.25pt" style:font-size-complex="14pt"/>
    </style:style>
    <style:style style:name="P6" style:family="paragraph" style:parent-style-name="Standard">
      <style:paragraph-properties fo:text-align="justify" style:justify-single-word="false"/>
      <style:text-properties fo:font-size="14pt" officeooo:rsid="00e29f13" officeooo:paragraph-rsid="00e29f13" style:font-size-asian="12.25pt" style:font-size-complex="14pt"/>
    </style:style>
    <style:style style:name="P7" style:family="paragraph" style:parent-style-name="Standard">
      <style:paragraph-properties fo:text-align="justify" style:justify-single-word="false"/>
      <style:text-properties fo:font-size="14pt" officeooo:rsid="00e357f3" officeooo:paragraph-rsid="00e357f3" style:font-size-asian="12.25pt" style:font-size-complex="14pt"/>
    </style:style>
    <style:style style:name="P8" style:family="paragraph" style:parent-style-name="Standard">
      <style:paragraph-properties fo:text-align="justify" style:justify-single-word="false"/>
      <style:text-properties fo:font-size="14pt" officeooo:rsid="00e6f2e0" officeooo:paragraph-rsid="00e6f2e0" style:font-size-asian="12.25pt" style:font-size-complex="14pt"/>
    </style:style>
    <style:style style:name="P9" style:family="paragraph" style:parent-style-name="Standard">
      <style:paragraph-properties fo:text-align="justify" style:justify-single-word="false"/>
      <style:text-properties fo:font-size="14pt" officeooo:rsid="00e6f2e0" officeooo:paragraph-rsid="00e8af06" style:font-size-asian="12.25pt" style:font-size-complex="14pt"/>
    </style:style>
    <style:style style:name="P10" style:family="paragraph" style:parent-style-name="Standard">
      <style:paragraph-properties fo:text-align="justify" style:justify-single-word="false"/>
      <style:text-properties fo:font-size="14pt" officeooo:rsid="00e8c524" officeooo:paragraph-rsid="00e8c524" style:font-size-asian="12.25pt" style:font-size-complex="14pt"/>
    </style:style>
    <style:style style:name="P11" style:family="paragraph" style:parent-style-name="Standard">
      <style:paragraph-properties fo:text-align="justify" style:justify-single-word="false"/>
      <style:text-properties fo:font-size="14pt" officeooo:rsid="00f17d2f" officeooo:paragraph-rsid="00f17d2f" style:font-size-asian="12.25pt" style:font-size-complex="14pt"/>
    </style:style>
    <style:style style:name="P12" style:family="paragraph" style:parent-style-name="Standard">
      <style:paragraph-properties fo:text-align="justify" style:justify-single-word="false"/>
      <style:text-properties fo:font-size="14pt" officeooo:rsid="00ea2af5" officeooo:paragraph-rsid="00f373cc" style:font-size-asian="12.25pt" style:font-size-complex="14pt"/>
    </style:style>
    <style:style style:name="P13" style:family="paragraph" style:parent-style-name="Standard">
      <style:paragraph-properties fo:text-align="justify" style:justify-single-word="false"/>
      <style:text-properties fo:font-size="14pt" officeooo:rsid="0109e516" officeooo:paragraph-rsid="0109e516" style:font-size-asian="12.25pt" style:font-size-complex="14pt"/>
    </style:style>
    <style:style style:name="P14" style:family="paragraph" style:parent-style-name="Standard">
      <style:paragraph-properties fo:text-align="justify" style:justify-single-word="false"/>
      <style:text-properties fo:font-size="14pt" officeooo:rsid="010c43c3" officeooo:paragraph-rsid="010c43c3" style:font-size-asian="12.25pt" style:font-size-complex="14pt"/>
    </style:style>
    <style:style style:name="P15" style:family="paragraph" style:parent-style-name="Standard">
      <style:paragraph-properties fo:text-align="justify" style:justify-single-word="false"/>
      <style:text-properties fo:font-size="14pt" officeooo:rsid="010c43c3" officeooo:paragraph-rsid="010ef830" style:font-size-asian="12.25pt" style:font-size-complex="14pt"/>
    </style:style>
    <style:style style:name="P16" style:family="paragraph" style:parent-style-name="Standard">
      <style:paragraph-properties fo:text-align="justify" style:justify-single-word="false"/>
      <style:text-properties fo:font-size="14pt" officeooo:rsid="010ef830" officeooo:paragraph-rsid="010ef830" style:font-size-asian="12.25pt" style:font-size-complex="14pt"/>
    </style:style>
    <style:style style:name="P17" style:family="paragraph" style:parent-style-name="Standard">
      <style:paragraph-properties fo:text-align="justify" style:justify-single-word="false"/>
      <style:text-properties fo:font-size="14pt" officeooo:rsid="0111a706" officeooo:paragraph-rsid="0111d2ef" style:font-size-asian="12.25pt" style:font-size-complex="14pt"/>
    </style:style>
    <style:style style:name="P18" style:family="paragraph" style:parent-style-name="Standard">
      <style:paragraph-properties fo:text-align="justify" style:justify-single-word="false"/>
      <style:text-properties fo:font-size="14pt" officeooo:rsid="0111d2ef" officeooo:paragraph-rsid="0111d2ef" style:font-size-asian="12.25pt" style:font-size-complex="14pt"/>
    </style:style>
    <style:style style:name="P19" style:family="paragraph" style:parent-style-name="Standard">
      <style:paragraph-properties fo:text-align="justify" style:justify-single-word="false"/>
      <style:text-properties fo:font-size="14pt" officeooo:rsid="01158e6e" officeooo:paragraph-rsid="01158e6e" style:font-size-asian="12.25pt" style:font-size-complex="14pt"/>
    </style:style>
    <style:style style:name="P20" style:family="paragraph" style:parent-style-name="Standard">
      <style:paragraph-properties fo:text-align="justify" style:justify-single-word="false"/>
      <style:text-properties fo:font-size="14pt" officeooo:rsid="01168bb4" officeooo:paragraph-rsid="01168bb4" style:font-size-asian="12.25pt" style:font-size-complex="14pt"/>
    </style:style>
    <style:style style:name="P21" style:family="paragraph" style:parent-style-name="Standard">
      <style:paragraph-properties fo:text-align="center" style:justify-single-word="false"/>
      <style:text-properties fo:font-size="14pt" fo:font-weight="bold" officeooo:rsid="00017d1e" officeooo:paragraph-rsid="00017d1e"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017d1e" officeooo:paragraph-rsid="00017d1e"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04dadb" officeooo:paragraph-rsid="00378d07"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3c03a4" officeooo:paragraph-rsid="003c03a4"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3dd998" officeooo:paragraph-rsid="003f1ded"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419289" officeooo:paragraph-rsid="01255d64" style:font-size-asian="12.25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bold" officeooo:rsid="003f1ded" officeooo:paragraph-rsid="00ba33bd"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fo:font-weight="bold" officeooo:rsid="0121ed6c" officeooo:paragraph-rsid="012247ef"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fo:font-weight="bold" officeooo:rsid="012247ef" officeooo:paragraph-rsid="012299b2"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fo:font-weight="bold" officeooo:rsid="012299b2" officeooo:paragraph-rsid="012299b2"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font-size="14pt" fo:font-weight="bold" officeooo:rsid="01255d64" officeooo:paragraph-rsid="01255d64"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font-size="14pt" fo:font-weight="bold" officeooo:rsid="0049827f" officeooo:paragraph-rsid="0049827f"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font-size="14pt" fo:font-style="normal" fo:font-weight="normal" officeooo:rsid="0003dab8" officeooo:paragraph-rsid="00017d1e"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fo:font-weight="normal" officeooo:rsid="003f1ded" officeooo:paragraph-rsid="003f1ded"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fo:font-weight="normal" officeooo:rsid="00419289" officeooo:paragraph-rsid="00be1501"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font-size="14pt" fo:font-style="normal" fo:font-weight="normal" officeooo:rsid="00419289" officeooo:paragraph-rsid="00ba33bd"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419289" officeooo:paragraph-rsid="00419289"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4pt" fo:font-style="normal" fo:font-weight="normal" officeooo:rsid="0047e7f2" officeooo:paragraph-rsid="00437d64"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justify" style:justify-single-word="false"/>
      <style:text-properties fo:font-size="14pt" fo:font-style="normal" fo:font-weight="normal" officeooo:rsid="00c079c6" officeooo:paragraph-rsid="00c079c6"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fo:font-size="14pt" fo:font-style="normal" fo:font-weight="normal" officeooo:rsid="003dd998" officeooo:paragraph-rsid="003c03a4"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justify" style:justify-single-word="false"/>
      <style:text-properties fo:font-size="14pt" fo:font-style="normal" fo:font-weight="normal" officeooo:rsid="00ea2af5" officeooo:paragraph-rsid="00ea2af5"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justify" style:justify-single-word="false"/>
      <style:text-properties fo:font-size="14pt" fo:font-style="normal" fo:font-weight="normal" officeooo:rsid="00ea2af5" officeooo:paragraph-rsid="003c03a4"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justify" style:justify-single-word="false"/>
      <style:text-properties fo:font-size="14pt" fo:font-style="normal" fo:font-weight="normal" officeooo:rsid="011d31ba" officeooo:paragraph-rsid="011d31ba"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justify" style:justify-single-word="false"/>
      <style:text-properties fo:font-size="14pt" fo:font-style="normal" fo:font-weight="normal" officeooo:rsid="0004dadb" officeooo:paragraph-rsid="0004dadb"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justify" style:justify-single-word="false"/>
      <style:text-properties fo:font-size="14pt" fo:font-style="normal" fo:font-weight="normal" officeooo:rsid="0121ed6c" officeooo:paragraph-rsid="012247ef"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justify" style:justify-single-word="false"/>
      <style:text-properties fo:font-size="14pt" fo:font-style="normal" fo:font-weight="normal" officeooo:rsid="012299b2" officeooo:paragraph-rsid="012299b2"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fo:font-size="14pt" fo:font-style="normal" fo:font-weight="normal" officeooo:rsid="01255d64" officeooo:paragraph-rsid="01255d64"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fo:font-size="14pt" fo:font-style="normal" fo:font-weight="normal" officeooo:rsid="0049827f" officeooo:paragraph-rsid="0049827f"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fo:font-size="14pt" fo:font-style="normal" fo:font-weight="normal" officeooo:rsid="01267e96" officeooo:paragraph-rsid="01267e9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fo:font-size="14pt" fo:font-style="normal" fo:font-weight="normal" officeooo:rsid="01290ee8" officeooo:paragraph-rsid="01290ee8"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fo:font-size="14pt" fo:font-style="normal" fo:font-weight="normal" officeooo:rsid="012ac129" officeooo:paragraph-rsid="012ac129"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fo:font-size="14pt" fo:font-style="normal" fo:font-weight="normal" officeooo:rsid="012b5026" officeooo:paragraph-rsid="012cd075"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fo:font-size="14pt" fo:font-style="normal" fo:font-weight="normal" officeooo:rsid="012e4701" officeooo:paragraph-rsid="012e4701"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justify" style:justify-single-word="false"/>
      <style:text-properties fo:font-size="14pt" fo:font-style="normal" fo:font-weight="normal" officeooo:rsid="012f6d02" officeooo:paragraph-rsid="012f6d02"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justify" style:justify-single-word="false"/>
      <style:text-properties fo:font-size="14pt" fo:font-style="normal" fo:font-weight="bold" officeooo:rsid="003dd998" officeooo:paragraph-rsid="011facad" style:font-size-asian="12.25pt" style:font-style-asian="normal" style:font-weight-asian="bold" style:font-size-complex="14pt" style:font-style-complex="normal" style:font-weight-complex="bold"/>
    </style:style>
    <style:style style:name="P56" style:family="paragraph" style:parent-style-name="Standard">
      <style:paragraph-properties fo:text-align="justify" style:justify-single-word="false"/>
      <style:text-properties fo:font-size="14pt" fo:font-style="normal" fo:font-weight="bold" officeooo:rsid="004d40fb" officeooo:paragraph-rsid="012f6d02" style:font-size-asian="12.25pt" style:font-style-asian="normal" style:font-weight-asian="bold" style:font-size-complex="14pt" style:font-style-complex="normal" style:font-weight-complex="bold"/>
    </style:style>
    <style:style style:name="P57"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eafa1d" officeooo:paragraph-rsid="00eafa1d" style:font-size-asian="12.25pt" style:font-style-asian="normal" style:font-weight-asian="bold" style:font-size-complex="14pt" style:font-style-complex="normal" style:font-weight-complex="bold"/>
    </style:style>
    <style:style style:name="P58"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017d1e" officeooo:paragraph-rsid="011d31ba" style:font-size-asian="12.25pt" style:font-style-asian="normal" style:font-weight-asian="bold" style:font-size-complex="14pt" style:font-style-complex="normal" style:font-weight-complex="bold"/>
    </style:style>
    <style:style style:name="P59" style:family="paragraph" style:parent-style-name="Standard">
      <style:paragraph-properties fo:text-align="justify" style:justify-single-word="false"/>
      <style:text-properties fo:font-size="14pt" fo:font-style="normal" style:text-underline-style="none" fo:font-weight="normal" officeooo:rsid="00f8709e" officeooo:paragraph-rsid="00f8709e"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font-size="14pt" fo:font-weight="normal" officeooo:rsid="006c9454" officeooo:paragraph-rsid="00fa396f" style:font-size-asian="12.25pt" style:font-weight-asian="normal" style:font-size-complex="14pt" style:font-weight-complex="normal"/>
    </style:style>
    <style:style style:name="P61" style:family="paragraph" style:parent-style-name="Standard">
      <style:paragraph-properties fo:text-align="justify" style:justify-single-word="false"/>
      <style:text-properties fo:font-size="14pt" fo:font-weight="normal" officeooo:rsid="0078b76d" officeooo:paragraph-rsid="00fa396f" style:font-size-asian="12.25pt" style:font-weight-asian="normal" style:font-size-complex="14pt" style:font-weight-complex="normal"/>
    </style:style>
    <style:style style:name="P62" style:family="paragraph" style:parent-style-name="Standard">
      <style:paragraph-properties fo:text-align="justify" style:justify-single-word="false"/>
      <style:text-properties fo:font-size="14pt" fo:font-weight="normal" officeooo:rsid="00ac0daf" officeooo:paragraph-rsid="00f17d2f" style:font-size-asian="12.25pt" style:font-weight-asian="normal" style:font-size-complex="14pt" style:font-weight-complex="normal"/>
    </style:style>
    <style:style style:name="P63" style:family="paragraph" style:parent-style-name="Standard">
      <style:paragraph-properties fo:text-align="justify" style:justify-single-word="false"/>
      <style:text-properties fo:font-size="14pt" fo:font-weight="normal" officeooo:rsid="00adae0f" officeooo:paragraph-rsid="00f17d2f" style:font-size-asian="12.25pt" style:font-weight-asian="normal" style:font-size-complex="14pt" style:font-weight-complex="normal"/>
    </style:style>
    <style:style style:name="P64" style:family="paragraph" style:parent-style-name="Standard">
      <style:paragraph-properties fo:text-align="justify" style:justify-single-word="false"/>
      <style:text-properties fo:font-size="14pt" fo:font-weight="normal" officeooo:rsid="00ae0b4f" officeooo:paragraph-rsid="00f17d2f" style:font-size-asian="12.25pt" style:font-weight-asian="normal" style:font-size-complex="14pt" style:font-weight-complex="normal"/>
    </style:style>
    <style:style style:name="P65" style:family="paragraph" style:parent-style-name="Standard">
      <style:paragraph-properties fo:text-align="justify" style:justify-single-word="false"/>
      <style:text-properties fo:font-size="14pt" fo:font-weight="normal" officeooo:rsid="00ae0b4f" officeooo:paragraph-rsid="00f4e088" style:font-size-asian="12.25pt" style:font-weight-asian="normal" style:font-size-complex="14pt" style:font-weight-complex="normal"/>
    </style:style>
    <style:style style:name="P66" style:family="paragraph" style:parent-style-name="Standard">
      <style:paragraph-properties fo:text-align="justify" style:justify-single-word="false"/>
      <style:text-properties fo:font-size="14pt" fo:font-weight="normal" officeooo:rsid="00af26a3" officeooo:paragraph-rsid="00f17d2f" style:font-size-asian="12.25pt" style:font-weight-asian="normal" style:font-size-complex="14pt" style:font-weight-complex="normal"/>
    </style:style>
    <style:style style:name="P67" style:family="paragraph" style:parent-style-name="Standard">
      <style:paragraph-properties fo:text-align="justify" style:justify-single-word="false"/>
      <style:text-properties fo:font-size="14pt" fo:font-weight="normal" officeooo:rsid="00af26a3" officeooo:paragraph-rsid="00f4e088" style:font-size-asian="12.25pt" style:font-weight-asian="normal" style:font-size-complex="14pt" style:font-weight-complex="normal"/>
    </style:style>
    <style:style style:name="P68" style:family="paragraph" style:parent-style-name="Standard">
      <style:paragraph-properties fo:text-align="justify" style:justify-single-word="false"/>
      <style:text-properties fo:font-size="14pt" fo:font-weight="normal" officeooo:rsid="00b198e5" officeooo:paragraph-rsid="00f17d2f"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fo:font-weight="normal" officeooo:rsid="00b198e5" officeooo:paragraph-rsid="00f17d2f" style:font-size-asian="12.25pt" style:font-weight-asian="normal" style:font-size-complex="14pt" style:font-weight-complex="normal"/>
    </style:style>
    <style:style style:name="P70" style:family="paragraph" style:parent-style-name="Standard">
      <style:paragraph-properties fo:text-align="justify" style:justify-single-word="false"/>
      <style:text-properties fo:font-size="14pt" fo:font-weight="normal" officeooo:rsid="00f373cc" officeooo:paragraph-rsid="00f373cc" style:font-size-asian="12.25pt" style:font-weight-asian="normal" style:font-size-complex="14pt" style:font-weight-complex="normal"/>
    </style:style>
    <style:style style:name="P71" style:family="paragraph" style:parent-style-name="Standard">
      <style:paragraph-properties fo:text-align="justify" style:justify-single-word="false"/>
      <style:text-properties fo:font-size="14pt" fo:font-weight="normal" officeooo:rsid="00f4e088" officeooo:paragraph-rsid="00f4e088" style:font-size-asian="12.25pt" style:font-weight-asian="normal" style:font-size-complex="14pt" style:font-weight-complex="normal"/>
    </style:style>
    <style:style style:name="P72" style:family="paragraph" style:parent-style-name="Standard">
      <style:paragraph-properties fo:text-align="justify" style:justify-single-word="false"/>
      <style:text-properties fo:font-size="14pt" fo:font-weight="normal" officeooo:rsid="00f521e2" officeooo:paragraph-rsid="00f521e2" style:font-size-asian="12.25pt" style:font-weight-asian="normal" style:font-size-complex="14pt" style:font-weight-complex="normal"/>
    </style:style>
    <style:style style:name="P73" style:family="paragraph" style:parent-style-name="Standard">
      <style:paragraph-properties fo:text-align="justify" style:justify-single-word="false"/>
      <style:text-properties fo:font-size="14pt" fo:font-weight="normal" officeooo:rsid="00f643a6" officeooo:paragraph-rsid="00f643a6"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f7bb91" officeooo:paragraph-rsid="00f7bb91" style:font-size-asian="12.25pt" style:font-weight-asian="normal" style:font-size-complex="14pt" style:font-weight-complex="normal"/>
    </style:style>
    <style:style style:name="P75" style:family="paragraph" style:parent-style-name="Standard">
      <style:paragraph-properties fo:text-align="justify" style:justify-single-word="false"/>
      <style:text-properties fo:font-size="14pt" fo:font-weight="normal" officeooo:rsid="00fc2f5e" officeooo:paragraph-rsid="00fc2f5e"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fd1372" officeooo:paragraph-rsid="00fd1372"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feb436" officeooo:paragraph-rsid="00feb436"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size="14pt" fo:font-weight="normal" officeooo:rsid="01012226" officeooo:paragraph-rsid="01012226" style:font-size-asian="12.25pt" style:font-weight-asian="normal" style:font-size-complex="14pt" style:font-weight-complex="normal"/>
    </style:style>
    <style:style style:name="P79" style:family="paragraph" style:parent-style-name="Standard">
      <style:paragraph-properties fo:text-align="justify" style:justify-single-word="false"/>
      <style:text-properties fo:font-size="14pt" fo:font-weight="normal" officeooo:rsid="010310c7" officeooo:paragraph-rsid="010310c7"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10bb364" officeooo:paragraph-rsid="010c43c3"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e8c524" officeooo:paragraph-rsid="00e8c524" style:font-size-asian="12.25pt" style:font-weight-asian="bold" style:font-size-complex="14pt" style:font-weight-complex="bold"/>
    </style:style>
    <style:style style:name="P8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17d1e" officeooo:paragraph-rsid="00017d1e" style:font-size-asian="12.25pt" style:font-weight-asian="bold" style:font-size-complex="14pt" style:font-weight-complex="bold"/>
    </style:style>
    <style:style style:name="P83" style:family="paragraph" style:parent-style-name="Standard">
      <style:paragraph-properties fo:text-align="justify" style:justify-single-word="false"/>
      <style:text-properties fo:font-size="20pt" fo:font-weight="bold" officeooo:rsid="005afe08" officeooo:paragraph-rsid="00f17d2f" style:font-size-asian="20pt" style:font-weight-asian="bold" style:font-size-complex="20pt" style:font-weight-complex="bold"/>
    </style:style>
    <style:style style:name="P84" style:family="paragraph" style:parent-style-name="Standard">
      <style:paragraph-properties fo:text-align="justify" style:justify-single-word="false"/>
      <style:text-properties fo:font-size="20pt" fo:font-weight="bold" officeooo:rsid="010c43c3" officeooo:paragraph-rsid="010c43c3" style:font-size-asian="20pt" style:font-weight-asian="bold" style:font-size-complex="20pt" style:font-weight-complex="bold"/>
    </style:style>
    <style:style style:name="P85" style:family="paragraph" style:parent-style-name="Standard">
      <style:paragraph-properties fo:text-align="justify" style:justify-single-word="false"/>
      <style:text-properties fo:font-size="20pt" fo:font-weight="bold" officeooo:rsid="011b82c8" officeooo:paragraph-rsid="011b82c8" style:font-size-asian="20pt" style:font-weight-asian="bold" style:font-size-complex="20pt" style:font-weight-complex="bold"/>
    </style:style>
    <style:style style:name="P86" style:family="paragraph" style:parent-style-name="Standard">
      <style:paragraph-properties fo:text-align="start" style:justify-single-word="false"/>
      <style:text-properties fo:font-size="20pt" fo:font-style="normal" fo:font-weight="bold" officeooo:rsid="00f17d2f" officeooo:paragraph-rsid="00f17d2f" style:font-size-asian="20pt" style:font-style-asian="normal" style:font-weight-asian="bold" style:font-size-complex="20pt" style:font-style-complex="normal" style:font-weight-complex="bold"/>
    </style:style>
    <style:style style:name="P87" style:family="paragraph" style:parent-style-name="Standard">
      <style:paragraph-properties fo:text-align="justify" style:justify-single-word="false"/>
      <style:text-properties officeooo:paragraph-rsid="00f373cc"/>
    </style:style>
    <style:style style:name="P88" style:family="paragraph" style:parent-style-name="Standard">
      <style:paragraph-properties fo:text-align="justify" style:justify-single-word="false"/>
      <style:text-properties fo:font-size="11pt" fo:font-weight="normal" officeooo:rsid="00f373cc" officeooo:paragraph-rsid="00f373cc" style:font-size-asian="11pt" style:font-weight-asian="normal" style:font-size-complex="11pt" style:font-weight-complex="normal"/>
    </style:style>
    <style:style style:name="P89" style:family="paragraph" style:parent-style-name="Standard">
      <style:paragraph-properties fo:text-align="justify" style:justify-single-word="false"/>
      <style:text-properties fo:font-size="11pt" fo:font-weight="normal" officeooo:rsid="00f373cc" officeooo:paragraph-rsid="00f4e088" style:font-size-asian="11pt" style:font-weight-asian="normal" style:font-size-complex="11pt" style:font-weight-complex="normal"/>
    </style:style>
    <style:style style:name="P90" style:family="paragraph" style:parent-style-name="Standard">
      <style:paragraph-properties fo:text-align="justify" style:justify-single-word="false"/>
      <style:text-properties fo:font-size="11pt" fo:font-weight="normal" officeooo:rsid="00f373cc" officeooo:paragraph-rsid="00f521e2" style:font-size-asian="11pt" style:font-weight-asian="normal" style:font-size-complex="11pt" style:font-weight-complex="normal"/>
    </style:style>
    <style:style style:name="P91" style:family="paragraph" style:parent-style-name="Standard">
      <style:paragraph-properties fo:text-align="justify" style:justify-single-word="false"/>
      <style:text-properties fo:font-size="11pt" fo:font-weight="normal" officeooo:rsid="00f373cc" officeooo:paragraph-rsid="00f7bb91" style:font-size-asian="11pt" style:font-weight-asian="normal" style:font-size-complex="11pt" style:font-weight-complex="normal"/>
    </style:style>
    <style:style style:name="P92" style:family="paragraph" style:parent-style-name="Standard">
      <style:paragraph-properties fo:text-align="justify" style:justify-single-word="false"/>
      <style:text-properties fo:font-size="11pt" fo:font-weight="normal" officeooo:rsid="00f7bb91" officeooo:paragraph-rsid="00f7bb91" style:font-size-asian="11pt" style:font-weight-asian="normal" style:font-size-complex="11pt" style:font-weight-complex="normal"/>
    </style:style>
    <style:style style:name="P93" style:family="paragraph" style:parent-style-name="Standard">
      <style:paragraph-properties fo:text-align="justify" style:justify-single-word="false"/>
      <style:text-properties fo:font-size="11pt" fo:font-weight="normal" officeooo:rsid="01012226" officeooo:paragraph-rsid="01012226" style:font-size-asian="9.60000038146973pt" style:font-weight-asian="normal" style:font-size-complex="11pt" style:font-weight-complex="normal"/>
    </style:style>
    <style:style style:name="P94" style:family="paragraph" style:parent-style-name="Standard">
      <style:paragraph-properties fo:text-align="justify"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95" style:family="paragraph" style:parent-style-name="Standard">
      <style:paragraph-properties fo:text-align="start" style:justify-single-word="false"/>
      <style:text-properties fo:font-size="11pt" fo:font-weight="normal" officeooo:rsid="010310c7" officeooo:paragraph-rsid="010310c7" style:font-size-asian="9.60000038146973pt" style:font-weight-asian="normal" style:font-size-complex="11pt" style:font-weight-complex="normal"/>
    </style:style>
    <style:style style:name="P96" style:family="paragraph" style:parent-style-name="Standard">
      <style:paragraph-properties fo:text-align="start" style:justify-single-word="false"/>
      <style:text-properties fo:font-size="11pt" fo:font-weight="normal" officeooo:rsid="010310c7" officeooo:paragraph-rsid="0104331c" style:font-size-asian="9.60000038146973pt" style:font-weight-asian="normal" style:font-size-complex="11pt" style:font-weight-complex="normal"/>
    </style:style>
    <style:style style:name="P97" style:family="paragraph" style:parent-style-name="Standard">
      <style:paragraph-properties fo:text-align="justify" style:justify-single-word="false"/>
      <style:text-properties fo:font-size="11pt" fo:font-weight="bold" officeooo:rsid="00f373cc" officeooo:paragraph-rsid="00f4e088" style:font-size-asian="11pt" style:font-weight-asian="bold" style:font-size-complex="11pt" style:font-weight-complex="bold"/>
    </style:style>
    <style:style style:name="P98" style:family="paragraph" style:parent-style-name="Standard">
      <style:paragraph-properties fo:text-align="justify" style:justify-single-word="false"/>
      <style:text-properties fo:font-size="11pt" fo:font-weight="bold" officeooo:rsid="00f373cc" officeooo:paragraph-rsid="00f521e2" style:font-size-asian="11pt" style:font-weight-asian="bold" style:font-size-complex="11pt" style:font-weight-complex="bold"/>
    </style:style>
    <style:style style:name="P99" style:family="paragraph" style:parent-style-name="Standard">
      <style:paragraph-properties fo:text-align="justify" style:justify-single-word="false"/>
      <style:text-properties fo:font-size="11pt" fo:font-weight="bold" officeooo:rsid="00f373cc" officeooo:paragraph-rsid="00f7bb91" style:font-size-asian="11pt" style:font-weight-asian="bold" style:font-size-complex="11pt" style:font-weight-complex="bold"/>
    </style:style>
    <style:style style:name="P100" style:family="paragraph" style:parent-style-name="Standard">
      <style:paragraph-properties fo:text-align="justify" style:justify-single-word="false"/>
      <style:text-properties fo:font-size="11pt" fo:font-weight="bold" officeooo:rsid="00f7bb91" officeooo:paragraph-rsid="00f7bb91" style:font-size-asian="11pt" style:font-weight-asian="bold" style:font-size-complex="11pt" style:font-weight-complex="bold"/>
    </style:style>
    <style:style style:name="P101" style:family="paragraph" style:parent-style-name="Standard">
      <style:paragraph-properties fo:text-align="justify" style:justify-single-word="false"/>
      <style:text-properties fo:font-size="16pt" fo:font-weight="bold" officeooo:rsid="00fa396f" officeooo:paragraph-rsid="00fa396f" style:font-size-asian="14pt" style:font-weight-asian="bold" style:font-size-complex="16pt" style:font-weight-complex="bold"/>
    </style:style>
    <style:style style:name="P102" style:family="paragraph" style:parent-style-name="Standard">
      <style:paragraph-properties fo:text-align="justify" style:justify-single-word="false"/>
      <style:text-properties fo:font-size="16pt" fo:font-weight="bold" officeooo:rsid="00fa396f" officeooo:paragraph-rsid="00fd1372" style:font-size-asian="14pt" style:font-weight-asian="bold" style:font-size-complex="16pt" style:font-weight-complex="bold"/>
    </style:style>
    <style:style style:name="P103" style:family="paragraph" style:parent-style-name="Standard">
      <style:paragraph-properties fo:text-align="justify" style:justify-single-word="false"/>
      <style:text-properties fo:font-size="16pt" fo:font-weight="bold" officeooo:rsid="00fa396f" officeooo:paragraph-rsid="010bb364" style:font-size-asian="14pt" style:font-weight-asian="bold" style:font-size-complex="16pt" style:font-weight-complex="bold"/>
    </style:style>
    <style:style style:name="P104" style:family="paragraph" style:parent-style-name="Standard">
      <style:paragraph-properties fo:text-align="justify"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05" style:family="paragraph" style:parent-style-name="Standard">
      <style:paragraph-properties fo:text-align="start"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06" style:family="paragraph" style:parent-style-name="Standard">
      <style:paragraph-properties fo:text-align="start" style:justify-single-word="false"/>
      <style:text-properties fo:color="#0000ff" fo:font-size="11pt" fo:font-weight="normal" officeooo:rsid="010310c7" officeooo:paragraph-rsid="0104331c" style:font-size-asian="9.60000038146973pt" style:font-weight-asian="normal" style:font-size-complex="11pt" style:font-weight-complex="normal"/>
    </style:style>
    <style:style style:name="P107" style:family="paragraph" style:parent-style-name="Standard">
      <style:paragraph-properties fo:text-align="start" style:justify-single-word="false"/>
      <style:text-properties fo:color="#0000ff" fo:font-size="11pt" fo:font-weight="normal" officeooo:rsid="0104331c" officeooo:paragraph-rsid="0104331c" style:font-size-asian="9.60000038146973pt" style:font-weight-asian="normal" style:font-size-complex="11pt" style:font-weight-complex="normal"/>
    </style:style>
    <style:style style:name="P108" style:family="paragraph" style:parent-style-name="Standard">
      <style:paragraph-properties fo:text-align="justify" style:justify-single-word="false"/>
      <style:text-properties fo:font-size="14pt" fo:font-style="normal" fo:font-weight="normal" officeooo:rsid="004b85ee" officeooo:paragraph-rsid="012f6d02"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justify" style:justify-single-word="false"/>
      <style:text-properties fo:font-size="14pt" officeooo:rsid="012f9dac" officeooo:paragraph-rsid="012f9dac" style:font-size-asian="12.25pt" style:font-size-complex="14pt"/>
    </style:style>
    <style:style style:name="P110" style:family="paragraph" style:parent-style-name="Standard">
      <style:paragraph-properties fo:text-align="center" style:justify-single-word="false"/>
      <style:text-properties fo:font-size="14pt" fo:font-weight="bold" officeooo:rsid="012ff49a" officeooo:paragraph-rsid="012ff49a" style:font-size-asian="12.25pt" style:font-weight-asian="bold" style:font-size-complex="14pt" style:font-weight-complex="bold"/>
    </style:style>
    <style:style style:name="P111" style:family="paragraph" style:parent-style-name="Standard">
      <style:paragraph-properties fo:text-align="justify" style:justify-single-word="false"/>
      <style:text-properties fo:font-size="14pt" fo:font-weight="bold" officeooo:rsid="00419289" officeooo:paragraph-rsid="013b1595" style:font-size-asian="12.25pt" style:font-weight-asian="bold" style:font-size-complex="14pt" style:font-weight-complex="bold"/>
    </style:style>
    <style:style style:name="P112" style:family="paragraph" style:parent-style-name="Standard">
      <style:paragraph-properties fo:text-align="justify" style:justify-single-word="false"/>
      <style:text-properties fo:font-size="14pt" fo:font-weight="normal" officeooo:rsid="00b198e5" officeooo:paragraph-rsid="00f17d2f" style:font-size-asian="12.25pt" style:font-weight-asian="normal" style:font-size-complex="14pt" style:font-weight-complex="normal"/>
    </style:style>
    <style:style style:name="P113" style:family="paragraph" style:parent-style-name="Standard">
      <style:paragraph-properties fo:text-align="start" style:justify-single-word="false"/>
      <style:text-properties fo:color="#0000ff" fo:font-size="11pt" fo:font-weight="normal" officeooo:rsid="010310c7" officeooo:paragraph-rsid="010310c7" style:font-size-asian="9.60000038146973pt" style:font-weight-asian="normal" style:font-size-complex="11pt" style:font-weight-complex="normal"/>
    </style:style>
    <style:style style:name="P114" style:family="paragraph" style:parent-style-name="Standard">
      <style:paragraph-properties fo:text-align="start" style:justify-single-word="false"/>
      <style:text-properties fo:color="#000000" fo:font-size="11pt" fo:font-weight="normal" officeooo:rsid="010310c7" officeooo:paragraph-rsid="0135cde3" style:font-size-asian="9.60000038146973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weight="bold" officeooo:rsid="00f373cc" style:font-weight-asian="bold" style:font-weight-complex="bold"/>
    </style:style>
    <style:style style:name="T3" style:family="text">
      <style:text-properties fo:font-weight="bold" officeooo:rsid="00f4e088" style:font-weight-asian="bold" style:font-weight-complex="bold"/>
    </style:style>
    <style:style style:name="T4" style:family="text">
      <style:text-properties fo:font-weight="bold" officeooo:rsid="00f521e2" style:font-weight-asian="bold" style:font-weight-complex="bold"/>
    </style:style>
    <style:style style:name="T5" style:family="text">
      <style:text-properties fo:font-weight="bold" officeooo:rsid="00fa396f" style:font-weight-asian="bold" style:font-weight-complex="bold"/>
    </style:style>
    <style:style style:name="T6" style:family="text">
      <style:text-properties fo:font-weight="bold" officeooo:rsid="00ffabdc" style:font-weight-asian="bold" style:font-weight-complex="bold"/>
    </style:style>
    <style:style style:name="T7" style:family="text">
      <style:text-properties fo:font-weight="bold" officeooo:rsid="010c43c3" style:font-weight-asian="bold" style:font-weight-complex="bold"/>
    </style:style>
    <style:style style:name="T8" style:family="text">
      <style:text-properties fo:font-weight="bold" officeooo:rsid="01290ee8" style:font-weight-asian="bold" style:font-weight-complex="bold"/>
    </style:style>
    <style:style style:name="T9" style:family="text">
      <style:text-properties fo:font-weight="bold" officeooo:rsid="012b5026" style:font-weight-asian="bold" style:font-weight-complex="bold"/>
    </style:style>
    <style:style style:name="T10" style:family="text">
      <style:text-properties fo:font-weight="bold" officeooo:rsid="012cd075" style:font-weight-asian="bold" style:font-weight-complex="bold"/>
    </style:style>
    <style:style style:name="T11" style:family="text">
      <style:text-properties fo:font-weight="bold" officeooo:rsid="012f9dac" style:font-weight-asian="bold" style:font-weight-complex="bold"/>
    </style:style>
    <style:style style:name="T12" style:family="text">
      <style:text-properties fo:font-weight="bold" officeooo:rsid="013acf5e"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e8c524" style:font-weight-asian="normal" style:font-weight-complex="normal"/>
    </style:style>
    <style:style style:name="T15" style:family="text">
      <style:text-properties fo:font-weight="normal" officeooo:rsid="00f7bb91" style:font-weight-asian="normal" style:font-weight-complex="normal"/>
    </style:style>
    <style:style style:name="T16" style:family="text">
      <style:text-properties fo:font-weight="normal" officeooo:rsid="011facad" style:font-weight-asian="normal" style:font-weight-complex="normal"/>
    </style:style>
    <style:style style:name="T17" style:family="text">
      <style:text-properties fo:font-weight="normal" officeooo:rsid="004e81bc" style:font-weight-asian="normal" style:font-weight-complex="normal"/>
    </style:style>
    <style:style style:name="T18" style:family="text">
      <style:text-properties fo:font-weight="normal" officeooo:rsid="00c8ff63" style:font-weight-asian="normal" style:font-weight-complex="normal"/>
    </style:style>
    <style:style style:name="T19" style:family="text">
      <style:text-properties fo:font-weight="normal" officeooo:rsid="012f6d02" style:font-weight-asian="normal" style:font-weight-complex="normal"/>
    </style:style>
    <style:style style:name="T20" style:family="text">
      <style:text-properties fo:font-weight="normal" officeooo:rsid="013acf5e"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3f1ded" style:font-style-asian="normal" style:font-style-complex="normal"/>
    </style:style>
    <style:style style:name="T23" style:family="text">
      <style:text-properties fo:font-style="normal" officeooo:rsid="00419289" style:font-style-asian="normal" style:font-style-complex="normal"/>
    </style:style>
    <style:style style:name="T24" style:family="text">
      <style:text-properties fo:font-style="normal" officeooo:rsid="00437d64" style:font-style-asian="normal" style:font-style-complex="normal"/>
    </style:style>
    <style:style style:name="T25" style:family="text">
      <style:text-properties fo:font-style="normal" officeooo:rsid="00bf0179" style:font-style-asian="normal" style:font-style-complex="normal"/>
    </style:style>
    <style:style style:name="T26" style:family="text">
      <style:text-properties fo:font-style="normal" officeooo:rsid="00ee25c3" style:font-style-asian="normal" style:font-style-complex="normal"/>
    </style:style>
    <style:style style:name="T27" style:family="text">
      <style:text-properties fo:font-style="normal" officeooo:rsid="0113d1f8" style:font-style-asian="normal" style:font-style-complex="normal"/>
    </style:style>
    <style:style style:name="T28" style:family="text">
      <style:text-properties fo:font-style="normal" officeooo:rsid="0121ed6c" style:font-style-asian="normal" style:font-style-complex="normal"/>
    </style:style>
    <style:style style:name="T29" style:family="text">
      <style:text-properties fo:font-style="normal" officeooo:rsid="012247ef" style:font-style-asian="normal" style:font-style-complex="normal"/>
    </style:style>
    <style:style style:name="T30" style:family="text">
      <style:text-properties fo:font-style="normal" officeooo:rsid="012299b2" style:font-style-asian="normal" style:font-style-complex="normal"/>
    </style:style>
    <style:style style:name="T31" style:family="text">
      <style:text-properties fo:font-style="normal" officeooo:rsid="012467b2" style:font-style-asian="normal" style:font-style-complex="normal"/>
    </style:style>
    <style:style style:name="T32" style:family="text">
      <style:text-properties fo:font-style="normal" officeooo:rsid="013b1595"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3dab8" style:font-style-asian="normal" style:font-weight-asian="normal" style:font-style-complex="normal" style:font-weight-complex="normal"/>
    </style:style>
    <style:style style:name="T35" style:family="text">
      <style:text-properties fo:font-style="normal" fo:font-weight="normal" officeooo:rsid="0006bfb1" style:font-style-asian="normal" style:font-weight-asian="normal" style:font-style-complex="normal" style:font-weight-complex="normal"/>
    </style:style>
    <style:style style:name="T36" style:family="text">
      <style:text-properties fo:font-style="normal" fo:font-weight="normal" officeooo:rsid="00378d07" style:font-style-asian="normal" style:font-weight-asian="normal" style:font-style-complex="normal" style:font-weight-complex="normal"/>
    </style:style>
    <style:style style:name="T37" style:family="text">
      <style:text-properties fo:font-style="normal" fo:font-weight="normal" officeooo:rsid="00395dd3" style:font-style-asian="normal" style:font-weight-asian="normal" style:font-style-complex="normal" style:font-weight-complex="normal"/>
    </style:style>
    <style:style style:name="T38" style:family="text">
      <style:text-properties fo:font-style="normal" fo:font-weight="normal" officeooo:rsid="003a5777" style:font-style-asian="normal" style:font-weight-asian="normal" style:font-style-complex="normal" style:font-weight-complex="normal"/>
    </style:style>
    <style:style style:name="T39" style:family="text">
      <style:text-properties fo:font-style="normal" fo:font-weight="normal" officeooo:rsid="003dd998" style:font-style-asian="normal" style:font-weight-asian="normal" style:font-style-complex="normal" style:font-weight-complex="normal"/>
    </style:style>
    <style:style style:name="T40" style:family="text">
      <style:text-properties fo:font-style="normal" fo:font-weight="normal" officeooo:rsid="003f1ded" style:font-style-asian="normal" style:font-weight-asian="normal" style:font-style-complex="normal" style:font-weight-complex="normal"/>
    </style:style>
    <style:style style:name="T41" style:family="text">
      <style:text-properties fo:font-style="normal" fo:font-weight="normal" officeooo:rsid="0040adbf" style:font-style-asian="normal" style:font-weight-asian="normal" style:font-style-complex="normal" style:font-weight-complex="normal"/>
    </style:style>
    <style:style style:name="T42" style:family="text">
      <style:text-properties fo:font-style="normal" fo:font-weight="normal" officeooo:rsid="00419289" style:font-style-asian="normal" style:font-weight-asian="normal" style:font-style-complex="normal" style:font-weight-complex="normal"/>
    </style:style>
    <style:style style:name="T43" style:family="text">
      <style:text-properties fo:font-style="normal" fo:font-weight="normal" officeooo:rsid="00437d64" style:font-style-asian="normal" style:font-weight-asian="normal" style:font-style-complex="normal" style:font-weight-complex="normal"/>
    </style:style>
    <style:style style:name="T44" style:family="text">
      <style:text-properties fo:font-style="normal" fo:font-weight="normal" officeooo:rsid="004556d7" style:font-style-asian="normal" style:font-weight-asian="normal" style:font-style-complex="normal" style:font-weight-complex="normal"/>
    </style:style>
    <style:style style:name="T45" style:family="text">
      <style:text-properties fo:font-style="normal" fo:font-weight="normal" officeooo:rsid="0047e7f2" style:font-style-asian="normal" style:font-weight-asian="normal" style:font-style-complex="normal" style:font-weight-complex="normal"/>
    </style:style>
    <style:style style:name="T46" style:family="text">
      <style:text-properties fo:font-style="normal" fo:font-weight="normal" officeooo:rsid="00b882bf" style:font-style-asian="normal" style:font-weight-asian="normal" style:font-style-complex="normal" style:font-weight-complex="normal"/>
    </style:style>
    <style:style style:name="T47" style:family="text">
      <style:text-properties fo:font-style="normal" fo:font-weight="normal" officeooo:rsid="00bad78b" style:font-style-asian="normal" style:font-weight-asian="normal" style:font-style-complex="normal" style:font-weight-complex="normal"/>
    </style:style>
    <style:style style:name="T48" style:family="text">
      <style:text-properties fo:font-style="normal" fo:font-weight="normal" officeooo:rsid="00bbb3c7" style:font-style-asian="normal" style:font-weight-asian="normal" style:font-style-complex="normal" style:font-weight-complex="normal"/>
    </style:style>
    <style:style style:name="T49" style:family="text">
      <style:text-properties fo:font-style="normal" fo:font-weight="normal" officeooo:rsid="00be1501" style:font-style-asian="normal" style:font-weight-asian="normal" style:font-style-complex="normal" style:font-weight-complex="normal"/>
    </style:style>
    <style:style style:name="T50" style:family="text">
      <style:text-properties fo:font-style="normal" fo:font-weight="normal" officeooo:rsid="00bf0179" style:font-style-asian="normal" style:font-weight-asian="normal" style:font-style-complex="normal" style:font-weight-complex="normal"/>
    </style:style>
    <style:style style:name="T51" style:family="text">
      <style:text-properties fo:font-style="normal" fo:font-weight="normal" officeooo:rsid="00bf666f" style:font-style-asian="normal" style:font-weight-asian="normal" style:font-style-complex="normal" style:font-weight-complex="normal"/>
    </style:style>
    <style:style style:name="T52" style:family="text">
      <style:text-properties fo:font-style="normal" fo:font-weight="normal" officeooo:rsid="00c1869f" style:font-style-asian="normal" style:font-weight-asian="normal" style:font-style-complex="normal" style:font-weight-complex="normal"/>
    </style:style>
    <style:style style:name="T53" style:family="text">
      <style:text-properties fo:font-style="normal" fo:font-weight="normal" officeooo:rsid="00ee25c3" style:font-style-asian="normal" style:font-weight-asian="normal" style:font-style-complex="normal" style:font-weight-complex="normal"/>
    </style:style>
    <style:style style:name="T54" style:family="text">
      <style:text-properties fo:font-style="normal" fo:font-weight="normal" officeooo:rsid="00f373cc" style:font-style-asian="normal" style:font-weight-asian="normal" style:font-style-complex="normal" style:font-weight-complex="normal"/>
    </style:style>
    <style:style style:name="T55" style:family="text">
      <style:text-properties fo:font-style="normal" fo:font-weight="normal" officeooo:rsid="011facad" style:font-style-asian="normal" style:font-weight-asian="normal" style:font-style-complex="normal" style:font-weight-complex="normal"/>
    </style:style>
    <style:style style:name="T56" style:family="text">
      <style:text-properties fo:font-style="normal" fo:font-weight="normal" officeooo:rsid="0121ed6c" style:font-style-asian="normal" style:font-weight-asian="normal" style:font-style-complex="normal" style:font-weight-complex="normal"/>
    </style:style>
    <style:style style:name="T57" style:family="text">
      <style:text-properties fo:font-style="normal" fo:font-weight="normal" officeooo:rsid="012247ef" style:font-style-asian="normal" style:font-weight-asian="normal" style:font-style-complex="normal" style:font-weight-complex="normal"/>
    </style:style>
    <style:style style:name="T58" style:family="text">
      <style:text-properties fo:font-style="normal" fo:font-weight="normal" officeooo:rsid="012299b2" style:font-style-asian="normal" style:font-weight-asian="normal" style:font-style-complex="normal" style:font-weight-complex="normal"/>
    </style:style>
    <style:style style:name="T59" style:family="text">
      <style:text-properties fo:font-style="normal" fo:font-weight="normal" officeooo:rsid="0122ceba" style:font-style-asian="normal" style:font-weight-asian="normal" style:font-style-complex="normal" style:font-weight-complex="normal"/>
    </style:style>
    <style:style style:name="T60" style:family="text">
      <style:text-properties fo:font-style="normal" fo:font-weight="normal" officeooo:rsid="0122d8db" style:font-style-asian="normal" style:font-weight-asian="normal" style:font-style-complex="normal" style:font-weight-complex="normal"/>
    </style:style>
    <style:style style:name="T61" style:family="text">
      <style:text-properties fo:font-style="normal" fo:font-weight="normal" officeooo:rsid="012467b2" style:font-style-asian="normal" style:font-weight-asian="normal" style:font-style-complex="normal" style:font-weight-complex="normal"/>
    </style:style>
    <style:style style:name="T62" style:family="text">
      <style:text-properties fo:font-style="normal" fo:font-weight="normal" officeooo:rsid="01255d64" style:font-style-asian="normal" style:font-weight-asian="normal" style:font-style-complex="normal" style:font-weight-complex="normal"/>
    </style:style>
    <style:style style:name="T63" style:family="text">
      <style:text-properties fo:font-style="normal" fo:font-weight="normal" officeooo:rsid="013acf5e" style:font-style-asian="normal" style:font-weight-asian="normal" style:font-style-complex="normal" style:font-weight-complex="normal"/>
    </style:style>
    <style:style style:name="T64" style:family="text">
      <style:text-properties fo:font-style="normal" fo:font-weight="normal" officeooo:rsid="013b1595" style:font-style-asian="normal" style:font-weight-asian="normal" style:font-style-complex="normal" style:font-weight-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officeooo:rsid="0025c86d"/>
    </style:style>
    <style:style style:name="T67" style:family="text">
      <style:text-properties officeooo:rsid="00351d0c"/>
    </style:style>
    <style:style style:name="T68" style:family="text">
      <style:text-properties officeooo:rsid="00ac0daf"/>
    </style:style>
    <style:style style:name="T69" style:family="text">
      <style:text-properties officeooo:rsid="00af26a3"/>
    </style:style>
    <style:style style:name="T70" style:family="text">
      <style:text-properties officeooo:rsid="00b06df2"/>
    </style:style>
    <style:style style:name="T71" style:family="text">
      <style:text-properties officeooo:rsid="00b2e113"/>
    </style:style>
    <style:style style:name="T72" style:family="text">
      <style:text-properties officeooo:rsid="00e0ab17"/>
    </style:style>
    <style:style style:name="T73" style:family="text">
      <style:text-properties officeooo:rsid="00e20915"/>
    </style:style>
    <style:style style:name="T74" style:family="text">
      <style:text-properties officeooo:rsid="00e29f13"/>
    </style:style>
    <style:style style:name="T75" style:family="text">
      <style:text-properties officeooo:rsid="00e357f3"/>
    </style:style>
    <style:style style:name="T76" style:family="text">
      <style:text-properties fo:font-size="14pt" fo:font-style="normal" fo:font-weight="normal" officeooo:rsid="00ea2af5" style:font-size-asian="12.25pt" style:font-style-asian="normal" style:font-weight-asian="normal" style:font-size-complex="14pt" style:font-style-complex="normal" style:font-weight-complex="normal"/>
    </style:style>
    <style:style style:name="T77" style:family="text">
      <style:text-properties fo:font-size="14pt" fo:font-style="normal" style:text-underline-style="solid" style:text-underline-width="auto" style:text-underline-color="font-color" fo:font-weight="bold" officeooo:rsid="003dd998" style:font-size-asian="12.25pt" style:font-style-asian="normal" style:font-weight-asian="bold" style:font-size-complex="14pt" style:font-style-complex="normal" style:font-weight-complex="bold"/>
    </style:style>
    <style:style style:name="T78" style:family="text">
      <style:text-properties fo:font-size="14pt" fo:font-style="normal" style:text-underline-style="solid" style:text-underline-width="auto" style:text-underline-color="font-color" fo:font-weight="bold" officeooo:rsid="00ea2af5" style:font-size-asian="12.25pt" style:font-style-asian="normal" style:font-weight-asian="bold" style:font-size-complex="14pt" style:font-style-complex="normal" style:font-weight-complex="bold"/>
    </style:style>
    <style:style style:name="T79" style:family="text">
      <style:text-properties fo:font-size="14pt" fo:font-style="normal" style:text-underline-style="solid" style:text-underline-width="auto" style:text-underline-color="font-color" fo:font-weight="bold" officeooo:rsid="00f373cc" style:font-size-asian="12.25pt" style:font-style-asian="normal" style:font-weight-asian="bold" style:font-size-complex="14pt" style:font-style-complex="normal" style:font-weight-complex="bold"/>
    </style:style>
    <style:style style:name="T80" style:family="text">
      <style:text-properties officeooo:rsid="00e5514b"/>
    </style:style>
    <style:style style:name="T81" style:family="text">
      <style:text-properties officeooo:rsid="00e8af06"/>
    </style:style>
    <style:style style:name="T82" style:family="text">
      <style:text-properties officeooo:rsid="00e8c524"/>
    </style:style>
    <style:style style:name="T83" style:family="text">
      <style:text-properties officeooo:rsid="00f17d2f"/>
    </style:style>
    <style:style style:name="T84" style:family="text">
      <style:text-properties officeooo:rsid="00f373cc"/>
    </style:style>
    <style:style style:name="T85" style:family="text">
      <style:text-properties officeooo:rsid="00f4e088"/>
    </style:style>
    <style:style style:name="T86" style:family="text">
      <style:text-properties officeooo:rsid="00f521e2"/>
    </style:style>
    <style:style style:name="T87" style:family="text">
      <style:text-properties officeooo:rsid="00f643a6"/>
    </style:style>
    <style:style style:name="T88" style:family="text">
      <style:text-properties officeooo:rsid="00f7bb91"/>
    </style:style>
    <style:style style:name="T89" style:family="text">
      <style:text-properties officeooo:rsid="00f8709e"/>
    </style:style>
    <style:style style:name="T90" style:family="text">
      <style:text-properties officeooo:rsid="00fa396f"/>
    </style:style>
    <style:style style:name="T91" style:family="text">
      <style:text-properties officeooo:rsid="00fc2f5e"/>
    </style:style>
    <style:style style:name="T92" style:family="text">
      <style:text-properties officeooo:rsid="00fd1372"/>
    </style:style>
    <style:style style:name="T93" style:family="text">
      <style:text-properties officeooo:rsid="00feb436"/>
    </style:style>
    <style:style style:name="T94" style:family="text">
      <style:text-properties officeooo:rsid="00ffabdc"/>
    </style:style>
    <style:style style:name="T95" style:family="text">
      <style:text-properties officeooo:rsid="010310c7"/>
    </style:style>
    <style:style style:name="T96" style:family="text">
      <style:text-properties officeooo:rsid="0104331c"/>
    </style:style>
    <style:style style:name="T97" style:family="text">
      <style:text-properties officeooo:rsid="010bb364"/>
    </style:style>
    <style:style style:name="T98" style:family="text">
      <style:text-properties officeooo:rsid="010c43c3"/>
    </style:style>
    <style:style style:name="T99" style:family="text">
      <style:text-properties officeooo:rsid="0110f1a8"/>
    </style:style>
    <style:style style:name="T100" style:family="text">
      <style:text-properties officeooo:rsid="0111a706"/>
    </style:style>
    <style:style style:name="T101" style:family="text">
      <style:text-properties officeooo:rsid="0111d2ef"/>
    </style:style>
    <style:style style:name="T102" style:family="text">
      <style:text-properties fo:font-style="italic" officeooo:rsid="0113d1f8" style:font-style-asian="italic" style:font-style-complex="italic"/>
    </style:style>
    <style:style style:name="T103" style:family="text">
      <style:text-properties fo:font-style="italic" style:text-underline-style="solid" style:text-underline-width="auto" style:text-underline-color="font-color" officeooo:rsid="0113d1f8" style:font-style-asian="italic" style:font-style-complex="italic"/>
    </style:style>
    <style:style style:name="T104" style:family="text">
      <style:text-properties officeooo:rsid="0113d1f8"/>
    </style:style>
    <style:style style:name="T105" style:family="text">
      <style:text-properties officeooo:rsid="01168bb4"/>
    </style:style>
    <style:style style:name="T106" style:family="text">
      <style:text-properties officeooo:rsid="01184af7"/>
    </style:style>
    <style:style style:name="T107" style:family="text">
      <style:text-properties officeooo:rsid="011a358f"/>
    </style:style>
    <style:style style:name="T108" style:family="text">
      <style:text-properties officeooo:rsid="011d31ba"/>
    </style:style>
    <style:style style:name="T109" style:family="text">
      <style:text-properties officeooo:rsid="011e917f"/>
    </style:style>
    <style:style style:name="T110" style:family="text">
      <style:text-properties officeooo:rsid="0040adbf"/>
    </style:style>
    <style:style style:name="T111" style:family="text">
      <style:text-properties officeooo:rsid="011facad"/>
    </style:style>
    <style:style style:name="T112" style:family="text">
      <style:text-properties officeooo:rsid="01290ee8"/>
    </style:style>
    <style:style style:name="T113" style:family="text">
      <style:text-properties officeooo:rsid="012ac129"/>
    </style:style>
    <style:style style:name="T114" style:family="text">
      <style:text-properties officeooo:rsid="012bcffa"/>
    </style:style>
    <style:style style:name="T115" style:family="text">
      <style:text-properties officeooo:rsid="012cd075"/>
    </style:style>
    <style:style style:name="T116" style:family="text">
      <style:text-properties officeooo:rsid="012f6d02"/>
    </style:style>
    <style:style style:name="T117" style:family="text">
      <style:text-properties officeooo:rsid="004e81bc"/>
    </style:style>
    <style:style style:name="T118" style:family="text">
      <style:text-properties officeooo:rsid="012f9dac"/>
    </style:style>
    <style:style style:name="T119" style:family="text">
      <style:text-properties officeooo:rsid="0130badd"/>
    </style:style>
    <style:style style:name="T120" style:family="text">
      <style:text-properties officeooo:rsid="0130d959"/>
    </style:style>
    <style:style style:name="T121" style:family="text">
      <style:text-properties officeooo:rsid="0131a092"/>
    </style:style>
    <style:style style:name="T122" style:family="text">
      <style:text-properties officeooo:rsid="0132a27b"/>
    </style:style>
    <style:style style:name="T123" style:family="text">
      <style:text-properties officeooo:rsid="01345123"/>
    </style:style>
    <style:style style:name="T124" style:family="text">
      <style:text-properties officeooo:rsid="01352c40"/>
    </style:style>
    <style:style style:name="T125" style:family="text">
      <style:text-properties officeooo:rsid="0135cde3"/>
    </style:style>
    <style:style style:name="T126" style:family="text">
      <style:text-properties officeooo:rsid="01391466"/>
    </style:style>
    <style:style style:name="T127" style:family="text">
      <style:text-properties officeooo:rsid="013acf5e"/>
    </style:style>
    <style:style style:name="T128" style:family="text">
      <style:text-properties officeooo:rsid="013dfd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ow gcc-Linux-implementation works for code-injection-detection</text:p>
      <text:p text:style-name="P1"><text:a xlink:type="simple" xlink:href="https://github.com/code-injection-detection/gcc-Linux-Implementation" text:style-name="Internet_20_link" text:visited-style-name="Visited_20_Internet_20_Link"><text:span text:style-name="T1">https://github.com/code-injection-detection/gcc-Linux-Implementation</text:span></text:a></text:p>
      <text:p text:style-name="P110">May-2018</text:p>
      <text:p text:style-name="P1"/>
      <text:p text:style-name="P2"/>
      <text:p text:style-name="P2"/>
      <text:p text:style-name="P2">This is an unofficial guide. Many things are temporary and about to change. <text:span text:style-name="T66">Also, this is a high-level approach and we do not delve into the details.</text:span></text:p>
      <text:p text:style-name="P2"/>
      <text:p text:style-name="P2">Ok let's start: </text:p>
      <text:p text:style-name="P2"/>
      <text:p text:style-name="P86">Introduction</text:p>
      <text:p text:style-name="P2"/>
      <text:p text:style-name="P81">What the code tries to do:</text:p>
      <text:p text:style-name="P2"/>
      <text:p text:style-name="P3">First we need to talk about the general idea of this repo. Its goal is to emulate the secure system described by <text:span text:style-name="T72">Lipton, Ostrovsky and Zikas here:</text:span></text:p>
      <text:p text:style-name="P3"><text:a xlink:type="simple" xlink:href="http://drops.dagstuhl.de/opus/frontdoor.php?source_opus=6311" text:style-name="Internet_20_link" text:visited-style-name="Visited_20_Internet_20_Link"><text:span text:style-name="T72">http://drops.dagstuhl.de/opus/frontdoor.php?source_opus=6311</text:span></text:a><text:span text:style-name="T72"> </text:span></text:p>
      <text:p text:style-name="P3"/>
      <text:p text:style-name="P3"/>
      <text:p text:style-name="P5">This publication talks about a secure system that defends against an adversary who has arbitrary memory write capability. Specifically, we assume a <text:span text:style-name="T80">remote </text:span>attestator, who periodically queries the <text:span text:style-name="T74">system which may be under attack, and verifies that the system has not (or has) been attacked. The power that is given to the adversary is a magic wand (let’s say a radiation wand), that allows him to overwrite specific bits of the memory at any time.</text:span></text:p>
      <text:p text:style-name="P6">Imagine he moves his wand, and the bit at address X is set to 1, and another bit at address Y is set to 0. Or something else. We must point out the fact that these changes are not done through the CPU instructions, but from an outside source (magic wand / radiation / row hammer attacks / etc).</text:p>
      <text:p text:style-name="P6">The adversary has some restrictions however: He cannot overwrite something that is in the CPU (only in the memory), and he cannot read the memory before he can write to it. However, if he overwrites a place and <text:span text:style-name="T119">h</text:span>e puts his own code there that outputs the rest of the memory, this way he can read it. But he needs to overwrite a place first.</text:p>
      <text:p text:style-name="P6"/>
      <text:p text:style-name="P6">The authors defeat such an adversary <text:span text:style-name="T75">by the following algorithm:</text:span></text:p>
      <text:p text:style-name="P7">They split the useful bytes of the <text:span text:style-name="T119">memory</text:span> into blocks, and among them they interleave keyshare bytes <text:span text:style-name="T80">(which together constitute a key) </text:span>and MAC bytes ( more details in the paper). So the memory structure is now</text:p>
      <text:p text:style-name="P7"/>
      <text:p text:style-name="P7">&lt;useful bytes1&gt;&lt;keyshares1&gt;&lt;MAC bytes1&gt; &lt;useful bytes2&gt;&lt;keyshares2&gt;&lt;MAC bytes2&gt; <text:s/>… etc …</text:p>
      <text:p text:style-name="P7"/>
      <text:p text:style-name="P7">(the keyshares are actually 2 groups of keyshare bytes, to avoid Time-of-check-time-<text:soft-page-break/>of-use attacks in the atte<text:span text:style-name="T120">s</text:span>tation procedure – more details about that in the paper).</text:p>
      <text:p text:style-name="P7"/>
      <text:p text:style-name="P7">The CPU, every time it fetches a block, verifies the corresponding MAC bytes. <text:span text:style-name="T80">If they are wrong aborts the execution. When it writes a block, updates the MAC bytes. Also, periodically, the remote attestator queries the system with a challenge. The system needs to gather all the keyshares for the memory to reply correctly. The attacker, when he overwrites, will either invalidate a specific MAC, or the key that is spread in the memory in the keyshares. The proof of correctness is in the paper, and we won’t go into any more details – you should probably read that because the rest won’t make much sense.</text:span></text:p>
      <text:p text:style-name="P7"/>
      <text:p text:style-name="P7">Here we talk about our implementation, which tries to emulate the performance of such a system.</text:p>
      <text:p text:style-name="P2"/>
      <text:p text:style-name="P4">We simplify a process’ memory to have only 4 parts: text (code), data (globals), heap, stack.</text:p>
      <text:p text:style-name="P4">We interleave keyshares + MAC bytes among the useful bytes in these 4 parts, and we use special functions (secure getters/setters) to access them. </text:p>
      <text:p text:style-name="P4">For the code, we split the assemb<text:span text:style-name="T121">l</text:span>y into blocks, add NOP instructions (which will be <text:span text:style-name="T75">then </text:span>replaced by keyshare+MAC bytes), add a jmp above the NOPs to reach the next block (we don’t want to execute the bytes that are keyshares/MACs), and, depending on the configuration, we add (in various parts inside the block) <text:s/><text:span text:style-name="T73">code that does MAC verification (more on that later).</text:span></text:p>
      <text:p text:style-name="P8">For the globals, we organize them into a C struct. Among the actual variables, we add keyshares+MAC bytes into that struct too. We use special functions (getters/setters) to interact with the variables.</text:p>
      <text:p text:style-name="P8">For the stack, we allocate an array in the normal, unsecured heap. We interleave keyshares + MACs, use getters/setters, and we implement our own calling convention. Instead of calling a function, we push its arguments into our “secure” stack, we push the return address, base pointer and local variables. Then we goto the start of the function. When we return, we goto the return address (and pop the stack frame).</text:p>
      <text:p text:style-name="P9">For the heap, we allocate another array in the heap. Same story, keyshares+ MACs, getters/setters. We implement (using the secure globals and the secure stack) our own version of malloc/free, which keep two doubly linked lists, one for the allocated chunks and one for the free. Basically we copy the idea <text:span text:style-name="T81">of dlmalloc ( </text:span><text:a xlink:type="simple" xlink:href="http://g.oswego.edu/dl/html/malloc.html" text:style-name="Internet_20_link" text:visited-style-name="Visited_20_Internet_20_Link"><text:span text:style-name="T81">http://g.oswego.edu/dl/html/malloc.html</text:span></text:a><text:span text:style-name="T81"> ) , and use it in our secure heap, without optimizations.</text:span></text:p>
      <text:p text:style-name="P2"/>
      <text:p text:style-name="P10">Great. We have described what the code generally does.</text:p>
      <text:p text:style-name="P10"/>
      <text:p text:style-name="P17"><text:span text:style-name="T101">At this moment however, there are </text:span>two things that we should note: </text:p>
      <text:p text:style-name="P17">One is that, since the MAC cal<text:span text:style-name="T101">c</text:span>ulation is very expensive <text:span text:style-name="T101">to be done every time, we introduce the idea of a secure cache inside the CPU (which cannot be overwritten by the adversary since it is in the CPU). Using that cache, when the CPU fetches a block, </text:span><text:soft-page-break/><text:span text:style-name="T101">after the verification it is put into the cache. If that needs to be fetched again, the CPU ignores what is in the memory and only reads what is in the cache, without verification. Same idea with writing to a block, it will be brought into the cache first. The blocks may of course leave the cache (when replaced by other blocks), and when they do they go to the normal memory and overwrite the old block that was there. The cache helps a lot in the benchmarks, since it allows us to skip many MAC verifications.</text:span></text:p>
      <text:p text:style-name="P18">The second thing to note is our benchmark strategy. We emulate the secure system in software. That means that our secure getters/setters, every address calculation (to take into account that there are keyshares/MAC bytes in the memory), the jumps above the keyshares/MAC bytes in the code etc, <text:span text:style-name="T104">are</text:span> done in software. That incurs a slowdown, which we call baseline slowdown. Even if we optimize these code parts, they will still be slower tha<text:span text:style-name="T122">n</text:span> how the specialized hardware would implement them. We know this and we note this – our baseline slowdown is a pessimistic estimate on how slow this whole thing would run.</text:p>
      <text:p text:style-name="P18">There is also another reason for slowdown – the MAC calculation. We have to save the program state, calculate the MAC, and restore the program state. The MAC calculation itself is done using hardware<text:span text:style-name="T104"> </text:span>(more on that later), but the save/ restore state procedure is not <text:span text:style-name="T104">(and some parts of the MAC verification) </text:span>– and that is destroying our performance, especially if we have many MAC verifications. Of course, the secure hardware would have a special circuit that calculates the MAC, and no state change would be needed. So, what we do, is calculate the <text:span text:style-name="T103">number</text:span><text:span text:style-name="T102"> </text:span><text:span text:style-name="T27">of MAC verifications a certain program will do, and (offline) we calculate the time it takes for one MAC verification. Using that, we can extract the time it takes for all the MAC verifications – and if we add the baseline slowdown, get a better (still pessimistic) estimate of the slowdown of the whole thing.</text:span></text:p>
      <text:p text:style-name="P18"/>
      <text:p text:style-name="P10"/>
      <text:p text:style-name="P11">Now <text:span text:style-name="T84">we will</text:span> move on to talk about how each part is secured. We won’t delve into our code just now, we will first describe the ideas of implementing. </text:p>
      <text:p text:style-name="P11"/>
      <text:p text:style-name="P87"><text:span text:style-name="T77">B</text:span><text:span text:style-name="T78">efore we </text:span><text:span text:style-name="T79">move on however</text:span><text:span text:style-name="T78">, it would be a good idea if you tried to run our code.</text:span><text:span text:style-name="T76"> Make sure you have the dependencies installed : A java compiler, gcc, libssl-dev , python3-pycparser , binutils. </text:span></text:p>
      <text:p text:style-name="P12"><text:span text:style-name="T33">Now go to </text:span><text:span text:style-name="T65">code/</text:span><text:span text:style-name="T33"> and run </text:span><text:span text:style-name="T65">./automate.sh </text:span><text:span text:style-name="T33">. It tells you it needs some parameters, and gives an example on how to execute it. Do it, and after a minute or so (for the subsequent runs it takes significantly less), it will produce an executable. You can run it (</text:span><text:span text:style-name="T65">./main_program_ksec </text:span><text:span text:style-name="T33">) and observe the output. Apart from the executable, you will see it has created a </text:span><text:span text:style-name="T54">lot</text:span><text:span text:style-name="T33"> of other files – thy are mainly the copied templates because we can’t touch them, but we can alter their copies.</text:span></text:p>
      <text:p text:style-name="P11"/>
      <text:p text:style-name="P11"/>
      <text:p text:style-name="P11"/>
      <text:p text:style-name="P11"/>
      <text:p text:style-name="P83"><text:soft-page-break/>How <text:span text:style-name="T68">the various parts of the memory are secured</text:span></text:p>
      <text:p text:style-name="P83"/>
      <text:p text:style-name="P101">How the code is secured:</text:p>
      <text:p text:style-name="P62">Now we are goin<text:span text:style-name="T71">g</text:span> to talk about how the code is changed, in more detail.</text:p>
      <text:p text:style-name="P63">Let's assume that we have a given program that already initializes the secure heap and stack, and uses our secure convention of calling the functions, and the secure getters and setters in C language. That program must be compiled in a way that its code will be secure, too. <text:span text:style-name="T83">We have not talked about the securing of such structures, but for now assume that that’s how it is.</text:span></text:p>
      <text:p text:style-name="P63"/>
      <text:p text:style-name="P63">There are some parts that do not have to be secured, however. The functions that implement the mac initialization, verification or the secure getters/setters would normally be implemented in hardware. So we have them in separate files which are compiled with all optimizations enabled, and afterwards linked with the rest of the program.</text:p>
      <text:p text:style-name="P63"/>
      <text:p text:style-name="P64">In the end, we have a .c file (main_program.c in <text:span text:style-name="T1">code/</text:span> directory) wh<text:span text:style-name="T83">i</text:span>ch includes other .c files and .h files, and is linked with fully optimized object files. That compilation unit has all the secure code, and is being assembled into main_program.s .</text:p>
      <text:p text:style-name="P64">So now we have all the secure code inside an assembly file, and it's time to insert the verification code, the keys and the macs. That is the job of <text:span text:style-name="T1">src/ Secure_Assembly_</text:span><text:span text:style-name="T2">v2</text:span><text:span text:style-name="T1">.java </text:span>(outside of <text:span text:style-name="T1">code/</text:span> directory) – which <text:span text:style-name="T84">implements the following idea:</text:span></text:p>
      <text:p text:style-name="P64"/>
      <text:p text:style-name="P64"/>
      <text:p text:style-name="P70">Consider some assembly code:</text:p>
      <text:p text:style-name="P70"/>
      <text:p text:style-name="P88"><text:tab/>...</text:p>
      <text:p text:style-name="P88"><text:tab/>movq<text:tab/>-24(%rbp), %rax</text:p>
      <text:p text:style-name="P88"><text:tab/>cmpq<text:tab/>-40(%rbp), %rax</text:p>
      <text:p text:style-name="P88"><text:tab/>jl<text:tab/>.L678</text:p>
      <text:p text:style-name="P88">.L665:</text:p>
      <text:p text:style-name="P88"><text:tab/>movq<text:tab/>-32(%rbp), %rax</text:p>
      <text:p text:style-name="P88"><text:tab/>movq<text:tab/>%rax, -56(%rbp)</text:p>
      <text:p text:style-name="P88"><text:tab/>movq<text:tab/>-56(%rbp), %rax</text:p>
      <text:p text:style-name="P88"><text:tab/>addq<text:tab/>$88, %rsp</text:p>
      <text:p text:style-name="P88"><text:tab/>...</text:p>
      <text:p text:style-name="P64"/>
      <text:p text:style-name="P70">That code, as the scheme dictates, must have keyshares+MAC bytes interleaved among the actual bytes of the code. If we simply add the bytes, the execution environment will simply try to run these “random” bytes and will crash. That will not happen however, if we insert jumps above the extra bytes. <text:span text:style-name="T85">Note: At first, we insert one-byte NOP commands for the keyshares+MACs, they will be replaced later however by th actual bytes.</text:span></text:p>
      <text:p text:style-name="P70">There is also another problem. X86 instructions are variable size (typically 1-15 bytes <text:soft-page-break/>long), <text:span text:style-name="T85">but our scheme requires fixed size blocks, We solve this by padding extra NOPs after the jmp.</text:span></text:p>
      <text:p text:style-name="P71">So, the code would be like that <text:span text:style-name="T122">(the block splitting is arbitrary)</text:span>:</text:p>
      <text:p text:style-name="P65"/>
      <text:p text:style-name="P89"><text:tab/>…</text:p>
      <text:p text:style-name="P97"><text:tab/><text:span text:style-name="T85">&lt;previous_NOPs&gt;</text:span></text:p>
      <text:p text:style-name="P97"/>
      <text:p text:style-name="P97">.<text:span text:style-name="T85">BLCK_1500:</text:span></text:p>
      <text:p text:style-name="P89"><text:tab/>movq<text:tab/>-24(%rbp), %rax</text:p>
      <text:p text:style-name="P89"><text:tab/>cmpq<text:tab/>-40(%rbp), %rax</text:p>
      <text:p text:style-name="P89"><text:tab/>jl<text:tab/>.L678</text:p>
      <text:p text:style-name="P89">.L665:</text:p>
      <text:p text:style-name="P89"><text:tab/>movq<text:tab/>-32(%rbp), %rax</text:p>
      <text:p text:style-name="P89"><text:tab/><text:span text:style-name="T3">jmp .BLCK_1501</text:span></text:p>
      <text:p text:style-name="P97"/>
      <text:p text:style-name="P97"><text:tab/><text:span text:style-name="T85">&lt;NOPs for padding&gt;</text:span></text:p>
      <text:p text:style-name="P97"><text:tab/><text:span text:style-name="T85">&lt;NOPs for keyshares&gt;</text:span></text:p>
      <text:p text:style-name="P97"><text:tab/><text:span text:style-name="T85">&lt;NOPs for MACs&gt;</text:span></text:p>
      <text:p text:style-name="P97"/>
      <text:p text:style-name="P97">.<text:span text:style-name="T85">BLCK_1501:</text:span></text:p>
      <text:p text:style-name="P89"><text:tab/>movq<text:tab/>%rax, -56(%rbp)</text:p>
      <text:p text:style-name="P89"><text:tab/>movq<text:tab/>-56(%rbp), %rax</text:p>
      <text:p text:style-name="P89"><text:tab/>addq<text:tab/>$88, %rsp</text:p>
      <text:p text:style-name="P89"><text:tab/><text:span text:style-name="T3">jmp .BLCK_1502:</text:span></text:p>
      <text:p text:style-name="P97"/>
      <text:p text:style-name="P97"><text:tab/><text:span text:style-name="T85">&lt;NOPs&gt;</text:span></text:p>
      <text:p text:style-name="P89"><text:tab/>...</text:p>
      <text:p text:style-name="P65"/>
      <text:p text:style-name="P65"/>
      <text:p text:style-name="P71">There is one minor problem. Some commands (the jump command family) are not fixed size – their size depends on the offset <text:span text:style-name="T90">(which changes depending on how many blocks away their target may be)</text:span>. We can enforce a 32-bit offset by adding a .d32 at the end of the opcode: jl .L678 → jl.d32 .L678</text:p>
      <text:p text:style-name="P71">We also add, after each jump that goes to the next block, some code canary bytes, and some metadata that help us when verifying the MAC. Specifically, <text:span text:style-name="T86">we add:</text:span></text:p>
      <text:p text:style-name="P72">a) 3 canary bytes with value 0x42, to tell us “the jmp before me is a jmp above keyshares+MACs”</text:p>
      <text:p text:style-name="P72">b) 2 bytes <text:span text:style-name="T69">that denote the size of the code bytes, </text:span>from the .BLCK_x label to (including) the jmp .BLCK_(x+1).</text:p>
      <text:p text:style-name="P72">c) 2 bytes that denote the number of padded NOPs.</text:p>
      <text:p text:style-name="P72"/>
      <text:p text:style-name="P72">So the code becomes:</text:p>
      <text:p text:style-name="P72"/>
      <text:p text:style-name="P90"><text:tab/>…</text:p>
      <text:p text:style-name="P90"><text:tab/><text:span text:style-name="T85">&lt;previous_NOPs&gt;</text:span></text:p>
      <text:p text:style-name="P90"/>
      <text:p text:style-name="P90">.<text:span text:style-name="T85">BLCK_1500:</text:span></text:p>
      <text:p text:style-name="P90"><text:tab/>movq<text:tab/>-24(%rbp), %rax</text:p>
      <text:p text:style-name="P90"><text:tab/>cmpq<text:tab/>-40(%rbp), %rax</text:p>
      <text:p text:style-name="P90"><text:tab/><text:span text:style-name="T1">jl.</text:span><text:span text:style-name="T4">d32</text:span><text:span text:style-name="T1"><text:tab/>.L678</text:span></text:p>
      <text:p text:style-name="P90">.L665:</text:p>
      <text:p text:style-name="P90"><text:tab/>movq<text:tab/>-32(%rbp), %rax</text:p>
      <text:p text:style-name="P90"><text:soft-page-break/><text:tab/><text:span text:style-name="T3">jmp.d32 .BLCK_1501</text:span></text:p>
      <text:p text:style-name="P98"><text:tab/><text:span text:style-name="T86">&lt;canary bytes&gt;</text:span></text:p>
      <text:p text:style-name="P98"><text:tab/><text:span text:style-name="T86">&lt;metadata bytes&gt;</text:span></text:p>
      <text:p text:style-name="P90"><text:tab/><text:span text:style-name="T85">&lt;NOPs for padding&gt;</text:span></text:p>
      <text:p text:style-name="P90"><text:tab/><text:span text:style-name="T85">&lt;NOPs for keyshares&gt;</text:span></text:p>
      <text:p text:style-name="P90"><text:tab/><text:span text:style-name="T85">&lt;NOPs for MACs&gt;</text:span></text:p>
      <text:p text:style-name="P90"/>
      <text:p text:style-name="P90">.<text:span text:style-name="T85">BLCK_1501:</text:span></text:p>
      <text:p text:style-name="P90"><text:tab/>movq<text:tab/>%rax, -56(%rbp)</text:p>
      <text:p text:style-name="P90"><text:tab/>movq<text:tab/>-56(%rbp), %rax</text:p>
      <text:p text:style-name="P90"><text:tab/>addq<text:tab/>$88, %rsp</text:p>
      <text:p text:style-name="P90"><text:tab/><text:span text:style-name="T3">jmp.d32 .BLCK_1502:</text:span></text:p>
      <text:p text:style-name="P90"><text:tab/><text:span text:style-name="T4">&lt;canary bytes&gt;</text:span></text:p>
      <text:p text:style-name="P98"><text:tab/><text:span text:style-name="T86">&lt;metadata bytes&gt;</text:span></text:p>
      <text:p text:style-name="P90"><text:tab/><text:span text:style-name="T85">&lt;NOPs&gt;</text:span></text:p>
      <text:p text:style-name="P90"><text:tab/>...</text:p>
      <text:p text:style-name="P65"/>
      <text:p text:style-name="P72">There is one major problem that remains however. <text:span text:style-name="T87">While the hardware is supposed to know where each block resides and run the MAC verification every time it is accessed, we only have our emulation code that is executed – no extra MAC verifications. So, we must also add verification code whenever we believe that the code block is accessed.</text:span></text:p>
      <text:p text:style-name="P73">Our verification code should do the following:</text:p>
      <text:p text:style-name="P73">a) Save the current execution state (registers)</text:p>
      <text:p text:style-name="P73">b) Check if we need MAC verification (we may not need if the block is in the code cache inside the CPU, we only need if it is not and it is added to the cache)</text:p>
      <text:p text:style-name="P73">c) If yes, verify the MAC. If not, do nothing</text:p>
      <text:p text:style-name="P73">d) Restore the current state</text:p>
      <text:p text:style-name="P73"/>
      <text:p text:style-name="P74">We have a function that does the checks and verification, do_verify_code_on_the_fly(). It emulates what the secure hardware would do. Its call consists of 3 assembly commands:</text:p>
      <text:p text:style-name="P74"/>
      <text:p text:style-name="P92"><text:tab/>pushfq</text:p>
      <text:p text:style-name="P92"><text:tab/>call do_verify_code_on_the_fly</text:p>
      <text:p text:style-name="P92"><text:tab/>popfq</text:p>
      <text:p text:style-name="P74"/>
      <text:p text:style-name="P74">(the push/pop f commands are there because the first command of the function is a sub, which clobbers the flags register)</text:p>
      <text:p text:style-name="P74">That code can be put practically anywhere, since it does not necessarily verify the MAC, but checks if it needs to be done. So, we put it after every suspicious point that may trigger a MAC verification:</text:p>
      <text:p text:style-name="P74">a) After function starts</text:p>
      <text:p text:style-name="P74">b) After <text:span text:style-name="T123">(normal) </text:span>call commands (except for the functions that emulate functionality done in hardware). <text:span text:style-name="T123">Our secure stack does not use the “call” command, it just goto’s. But we include this case for completeness.</text:span></text:p>
      <text:p text:style-name="P74">c) After labels</text:p>
      <text:p text:style-name="P74">d) At block starts</text:p>
      <text:p text:style-name="P74">e) We also place the code BEFORE a jump to register, and we check if that jump will <text:soft-page-break/>land us in another block, and if yes, we verify it too.</text:p>
      <text:p text:style-name="P74"/>
      <text:p text:style-name="P74">That’s how the code becomes:</text:p>
      <text:p text:style-name="P74"/>
      <text:p text:style-name="P91"><text:tab/>…</text:p>
      <text:p text:style-name="P91"><text:tab/><text:span text:style-name="T85">&lt;previous_NOPs&gt;</text:span></text:p>
      <text:p text:style-name="P91"/>
      <text:p text:style-name="P91">.<text:span text:style-name="T85">BLCK_1500:</text:span></text:p>
      <text:p text:style-name="P100"><text:tab/>pushfq <text:span text:style-name="T13">#start of block</text:span></text:p>
      <text:p text:style-name="P100"><text:tab/>call do_verify_code_on_the_fly</text:p>
      <text:p text:style-name="P100"><text:tab/>popfq</text:p>
      <text:p text:style-name="P91"><text:tab/>movq<text:tab/>-24(%rbp), %rax</text:p>
      <text:p text:style-name="P91"><text:tab/>cmpq<text:tab/>-40(%rbp), %rax</text:p>
      <text:p text:style-name="P91"><text:tab/>jl.<text:span text:style-name="T86">d32</text:span><text:tab/>.L678</text:p>
      <text:p text:style-name="P91">.L665:</text:p>
      <text:p text:style-name="P99"><text:tab/><text:span text:style-name="T88">pushfq </text:span><text:span text:style-name="T15">#after label</text:span></text:p>
      <text:p text:style-name="P100"><text:tab/>call do_verify_code_on_the_fly</text:p>
      <text:p text:style-name="P100"><text:tab/>popfq</text:p>
      <text:p text:style-name="P91"><text:tab/>movq<text:tab/>-32(%rbp), %rax</text:p>
      <text:p text:style-name="P91"><text:tab/><text:span text:style-name="T85">jmp.d32 .BLCK_1501</text:span></text:p>
      <text:p text:style-name="P91"><text:tab/><text:span text:style-name="T86">&lt;canary bytes&gt;</text:span></text:p>
      <text:p text:style-name="P91"><text:tab/><text:span text:style-name="T86">&lt;metadata bytes&gt;</text:span></text:p>
      <text:p text:style-name="P91"><text:tab/><text:span text:style-name="T85">&lt;NOPs for padding&gt;</text:span></text:p>
      <text:p text:style-name="P91"><text:tab/><text:span text:style-name="T85">&lt;NOPs for keyshares&gt;</text:span></text:p>
      <text:p text:style-name="P91"><text:tab/><text:span text:style-name="T85">&lt;NOPs for MACs&gt;</text:span></text:p>
      <text:p text:style-name="P91"/>
      <text:p text:style-name="P91">.<text:span text:style-name="T85">BLCK_1501:</text:span></text:p>
      <text:p text:style-name="P99"><text:tab/><text:span text:style-name="T88">pushfq </text:span><text:span text:style-name="T15">#start of block</text:span></text:p>
      <text:p text:style-name="P100"><text:tab/>call do_verify_code_on_the_fly</text:p>
      <text:p text:style-name="P100"><text:tab/>popfq</text:p>
      <text:p text:style-name="P91"><text:tab/>movq<text:tab/>%rax, -56(%rbp)</text:p>
      <text:p text:style-name="P91"><text:tab/>movq<text:tab/>-56(%rbp), %rax</text:p>
      <text:p text:style-name="P91"><text:tab/>addq<text:tab/>$88, %rsp</text:p>
      <text:p text:style-name="P91"><text:tab/><text:span text:style-name="T85">jmp.d32 .BLCK_1502:</text:span></text:p>
      <text:p text:style-name="P91"><text:tab/><text:span text:style-name="T86">&lt;canary bytes&gt;</text:span></text:p>
      <text:p text:style-name="P91"><text:tab/><text:span text:style-name="T86">&lt;metadata bytes&gt;</text:span></text:p>
      <text:p text:style-name="P91"><text:tab/><text:span text:style-name="T85">&lt;NOPs&gt;</text:span></text:p>
      <text:p text:style-name="P91"><text:tab/>...</text:p>
      <text:p text:style-name="P65"/>
      <text:p text:style-name="P74">All this added code incurs a heavy performance penalty. For everything except the verification, that’s more or less the best we can do, because we emulate the system in software. <text:span text:style-name="T89">Of course, specialized hardware wouldn’t even have the jumps, it would know where each block ended and it would jump over the keyshares and MACs automatically. </text:span></text:p>
      <text:p text:style-name="P59">For the verification code however, <text:span text:style-name="T104">we do what we described in the Introduction</text:span>: We can only count the <text:span text:style-name="T104">number</text:span> of the MAC verifications. After the execution, we can calculate the time it takes for one MAC verification, and this way find how much time all the MACs took. We can then add the time it takes for the code <text:span text:style-name="T104">without</text:span> including the MAC verification code, and extract the final time this way.</text:p>
      <text:p text:style-name="P67"/>
      <text:p text:style-name="P66">So now we have an assembly file (main_program_sec.s) which has blocks of useful code, on-the-fly verification, jmps and padded nops. The next step is to replace the <text:soft-page-break/><text:span text:style-name="T89">NOPs for keyshares+MACs</text:span> with the proper bytes.</text:p>
      <text:p text:style-name="P66">We assemble that assembly file into main_program_sec (an executable), and we iterate <text:span text:style-name="T124">over</text:span> it to replace the bytes.</text:p>
      <text:p text:style-name="P66">That is the job of <text:span text:style-name="T1">src/Secure_Machine_Code_</text:span><text:span text:style-name="T5">v2</text:span><text:span text:style-name="T1">.java</text:span> , which runs through the main_program_sec, <text:span text:style-name="T70">finds the jmps which have X nops after them, and replaces the keyshare bytes and the MAC bytes.</text:span></text:p>
      <text:p text:style-name="P68">It also generates the keys for the secure stack and heap, and writes them to a file so that they can be initialized by the program when it runs. After that procedure the program (main_program_ksec) is ready to run.</text:p>
      <text:p text:style-name="P68"/>
      <text:p text:style-name="P68"/>
      <text:p text:style-name="P101">How the globals are secured:</text:p>
      <text:p text:style-name="P60">The secure global variables all reside in a struct. <text:span text:style-name="T90">That struct is declared in </text:span><text:span text:style-name="T5">template_files/headers_needed_template.h . </text:span><text:span text:style-name="T90"><text:s/>After each useful variable, we pad with useless bytes to reach a full block (we don’t group many global variables together in one block), and we also add keyshare and mac bytes. After the compilation (run of code/automate.sh), we can see that the code/main_program.c file has the initialization of a big global struct.</text:span></text:p>
      <text:p text:style-name="P75">We access the globals using special getters/setters which take into account the fact that the MAC has to be verified/updated.</text:p>
      <text:p text:style-name="P61">The way we do this right now, every block of &lt;useful_bytes&gt;||&lt;keys&gt;||&lt;macs&gt; can only hold only one global variable. Should someone want to use arrays of variables, he has to use the heap. <text:span text:style-name="T91">In the heap, he can allocate the array he wants.</text:span></text:p>
      <text:p text:style-name="P78">Here’s the start of the global struct:</text:p>
      <text:p text:style-name="P93"/>
      <text:p text:style-name="P93">typedef struct global_variables_struct</text:p>
      <text:p text:style-name="P93">{</text:p>
      <text:p text:style-name="P93">//ATTENTION: GLOBAL VARIABLE FOLLOWING! | SIZE:double</text:p>
      <text:p text:style-name="P93">double global_double_variable_for_testing;</text:p>
      <text:p text:style-name="P93">//ATTENTION: GLOBAL VARIABLE FOLLOWING! | SIZE:int</text:p>
      <text:p text:style-name="P93">int test_global;</text:p>
      <text:p text:style-name="P93">//ATTENTION: GLOBAL VARIABLE FOLLOWING! | SIZE:int </text:p>
      <text:p text:style-name="P93">int secured_i;</text:p>
      <text:p text:style-name="P93">//ATTENTION: GLOBAL VARIABLE FOLLOWING! | SIZE:long</text:p>
      <text:p text:style-name="P93">long secured_sum;</text:p>
      <text:p text:style-name="P93">….</text:p>
      <text:p text:style-name="P78"/>
      <text:p text:style-name="P78">You can see the annotations with the sizes. These help a python script that runs afterwards to initialize the proper <text:span text:style-name="T95">number of </text:span>bytes.</text:p>
      <text:p text:style-name="P61"/>
      <text:p text:style-name="P68"/>
      <text:p text:style-name="P102">How the <text:span text:style-name="T92">stack</text:span> <text:span text:style-name="T92">is</text:span> secured:</text:p>
      <text:p text:style-name="P76">The secure stack is <text:span text:style-name="T93">an array allocated in the normal, “insecure” heap. We use two global variables which function as registers (base pointer and stack pointer), and, starting the stack pointer from the end of the stack, we decrease it whenever we need to allocate something into the secure stack (and increase when we deallocate).</text:span></text:p>
      <text:p text:style-name="P77">Like the globals, we interleave keyshares+MAC bytes among the useful bytes, and <text:soft-page-break/>we use specific getters/setters for accessing the useful bytes (that pay attention to fetch/set the correct bytes and not the keyshare ones/MAC ones , as well as to verify/update the MAC when needed).</text:p>
      <text:p text:style-name="P77">In this secure stack we implement our own calling convention, similar to the ones that are used in real applications. <text:span text:style-name="T94">When we encounter a “function call”, we call the stack allocator to allocate a function frame (with the size we want), we call the setters to set the function arguments, return address, base pointer, possibly stack canary, and local variables that need initialization. We also reserve some space for the return value, if the function returns something. The jump to the function code (and out of it) is done with a goto. In order for this to work in C, the code of all our tests is in one big function, great_function_that_wraps_the_tests() , in </text:span><text:span text:style-name="T6">template_files/ tests_with_new_stack_template.c .</text:span><text:span text:style-name="T94"> We need to do that because we cannot jump to a label that is outside our function. </text:span></text:p>
      <text:p text:style-name="P77"/>
      <text:p text:style-name="P79">Here’s some code that uses the secure getters/setters of some variables that reside in our stack (note that their names <text:span text:style-name="T125">have been</text:span> previously defined as an offset from the base pointer):</text:p>
      <text:p text:style-name="P79"/>
      <text:p text:style-name="P94"><text:s text:c="2"/>for ((int)SET_STACK_INT( i , 1); (int)GET_STACK_INT( i ) &lt;= 10; (int)SET_STACK_INT( i ,(int)GET_STACK_INT( i )+1))</text:p>
      <text:p text:style-name="P94"><text:s text:c="2"/>{</text:p>
      <text:p text:style-name="P94"><text:s text:c="4"/>(double)set_stack_double_array_element( min_heap , (int)GET_STACK_INT( i ) , 10 - (int)GET_STACK_INT( i ));</text:p>
      <text:p text:style-name="P94"><text:s text:c="4"/>(int)set_stack_int_array_element( min_heap_corresponding_indexes , (int)GET_STACK_INT( i ) , (int)GET_STACK_INT( i ));</text:p>
      <text:p text:style-name="P94"><text:s text:c="4"/>(int)set_stack_int_array_element( fixed_indexes , (int)GET_STACK_INT( i ) , (int)GET_STACK_INT( i ));</text:p>
      <text:p text:style-name="P94"><text:s text:c="2"/>}</text:p>
      <text:p text:style-name="P94"/>
      <text:p text:style-name="P79">Also, here’s some code that calls a function:</text:p>
      <text:p text:style-name="P104"/>
      <text:p text:style-name="P107">({</text:p>
      <text:p text:style-name="P105">//allocate space </text:p>
      <text:p text:style-name="P96">void *returned_addr_after_allocating_1002=allocate_mem_into_secure_stack_in_chunks(8);</text:p>
      <text:p text:style-name="P95">if (returned_addr_after_allocating_1002==NULL) </text:p>
      <text:p text:style-name="P95"><text:tab/>{printf("ERROR! no stack mem left -&gt; line %d\n",__LINE__);exit(8);} <text:s/></text:p>
      <text:p text:style-name="P105">//set return address</text:p>
      <text:p text:style-name="P95">set_stack_pointer_array_element(returned_addr_after_allocating_1002-(3+1+1)*(stack_bytes_used_for_keyshares+number_of_mac_bytes+stack_bytes_for_useful_data),1, &amp;&amp;return_label_mh_combine_no_3);</text:p>
      <text:p text:style-name="P105">//create a normal array that will be inserted into the secure stack, and will hold the arguments</text:p>
      <text:p text:style-name="P95">long size_of_array_for_array_fun_parameters_1003=2*4;</text:p>
      <text:p text:style-name="P95">int array_for_int_fun_mh_combine_params_1003[2];</text:p>
      <text:p text:style-name="P95">array_for_int_fun_mh_combine_params_1003[0]=(int)GET_STACK_INT( new_ind ); array_for_int_fun_mh_combine_params_1003[1]= (int)GET_STACK_INT( num_of_elements );</text:p>
      <text:p text:style-name="P105">//put that array in the secure stack</text:p>
      <text:p text:style-name="P95">insert_data_into_stack_mem(size_of_array_for_array_fun_parameters_1003,(unsigned char*) array_for_int_fun_mh_combine_params_1003, (unsigned char*)returned_addr_after_allocating_1002-(3-0)* (stack_bytes_used_for_keyshares+number_of_mac_bytes+stack_bytes_for_useful_data)); </text:p>
      <text:p text:style-name="P105">//do the same for the pointer parameters</text:p>
      <text:p text:style-name="P114">long size_of_array_for_array_fun_parameters_1004=3*8; </text:p>
      <text:p text:style-name="P95">void * array_for_pointer_fun_mh_combine_params_1004[3]; <text:soft-page-break/>array_for_pointer_fun_mh_combine_params_1004[0]=(double*)GET_STACK_PTR( min_heap ); array_for_pointer_fun_mh_combine_params_1004[1]= (int*)GET_STACK_PTR( corresponding_indexes ); array_for_pointer_fun_mh_combine_params_1004[2]= (int*)GET_STACK_PTR( fixed_indexes ); insert_data_into_stack_mem(size_of_array_for_array_fun_parameters_1004,(unsigned char*)array_for_pointer_fun_mh_combine_params_1004,(unsigned char*) returned_addr_after_allocating_1002- <text:s/>(3-1)* (stack_bytes_used_for_keyshares +number_of_mac_bytes +stack_bytes_for_useful_data));</text:p>
      <text:p text:style-name="P105">//set the base pointer <text:span text:style-name="T96">in the stack to hold the former value of the “register”</text:span></text:p>
      <text:p text:style-name="P96">set_stack_pointer_array_element(returned_addr_after_allocating_1002- (3+1+1)* (stack_bytes_used_for_keyshares+ number_of_mac_bytes+ stack_bytes_for_useful_data), 0, base_pointer_for_stack); </text:p>
      <text:p text:style-name="P107">//set a new value for the “register”</text:p>
      <text:p text:style-name="P96">base_pointer_for_stack=returned_addr_after_allocating_1002-(3+1+1) *(stack_bytes_used_for_keyshares+ number_of_mac_bytes+ stack_bytes_for_useful_data);</text:p>
      <text:p text:style-name="P106">//<text:span text:style-name="T96">goto the function code (the locals are set in there)</text:span></text:p>
      <text:p text:style-name="P96">goto mh_combine_start_label; return_label_mh_combine_no_3: <text:s/>;</text:p>
      <text:p text:style-name="P106">//<text:span text:style-name="T96">get the return value and use it as the return value of this big block of code</text:span></text:p>
      <text:p text:style-name="P96">get_stack_int((last_unused_stack_memory-(3+1)*(stack_bytes_used_for_keyshares+number_of_mac_bytes+stack_bytes_for_useful_data))); </text:p>
      <text:p text:style-name="P96">}); </text:p>
      <text:p text:style-name="P69"/>
      <text:p text:style-name="P13">All this code is generated by python scripts. The way they know what to allocate each time, the number of arguments, local variables etc (everything that such a script would need to know), is done in two ways: The first (old one), is by annotating all that info before the function start. The second (current one), is by writing normal C code and parsing it with the pycparser tool, which allows us to extract all this information. <text:span text:style-name="T97">Some</text:span> example<text:span text:style-name="T97">s</text:span> can be seen in <text:span text:style-name="T1">code/template_files/ tests_with_new_stack_template.c</text:span></text:p>
      <text:p text:style-name="P13"/>
      <text:p text:style-name="P13"/>
      <text:p text:style-name="P103">How the <text:span text:style-name="T97">heap</text:span> <text:span text:style-name="T92">is</text:span> secured:</text:p>
      <text:p text:style-name="P80">Like the stack, the “secure” heap is an allocated array in the normal heap. We interleave keyshares and MAC bytes, and we use special getters/setters for access. Using the fact that we now have secure globals and a secure stack, we have implemented our own versions of secure malloc and secure free. We have taken the idea <text:span text:style-name="T98">from Doug Lea ( </text:span><text:a xlink:type="simple" xlink:href="http://g.oswego.edu/dl/html/malloc.html" text:style-name="Internet_20_link" text:visited-style-name="Visited_20_Internet_20_Link"><text:span text:style-name="T98">http://g.oswego.edu/dl/html/malloc.html</text:span></text:a><text:span text:style-name="T98"> ) and , with minor modifications, we have implemented it for our secure heap. We did not write any optimizations since it would take ages, and it would be a completely different direction that the one we wanted to follow (emulate the secure system). If someone wants to benchmark many normal malloc invocations versus our version, it is fair to use the insecure implementation that we have written for our own version, and not the libC malloc() . Of course, for a small number of malloc’s (that do not alter the overall time) one can use whatever he wants. The secure implementation of malloc is in </text:span><text:span text:style-name="T7">template_files/ heap_manager_functions_that_use_secure_stack_template.c </text:span><text:span text:style-name="T98">. <text:s/></text:span></text:p>
      <text:p text:style-name="P80"/>
      <text:p text:style-name="P80"/>
      <text:p text:style-name="P80"/>
      <text:p text:style-name="P80"/>
      <text:p text:style-name="P80"/>
      <text:p text:style-name="P84"><text:soft-page-break/>Two words about the MACs</text:p>
      <text:p text:style-name="P10"/>
      <text:p text:style-name="P14">A typical block structure is the following:</text:p>
      <text:p text:style-name="P14">&lt;useful bytes&gt; || &lt;keyshare 1&gt; || &lt;keyshare 2&gt; || &lt;MAC bytes&gt;</text:p>
      <text:p text:style-name="P14"/>
      <text:p text:style-name="P15">Normally the MAC algorithm has to defend against an adversary who has overwritten less than polylog(&lt;size_of_keyshares&gt;) b<text:span text:style-name="T126">its</text:span> from the keyshares <text:span text:style-name="T100">(and everything else he wants from the block). Such an adversary should not be able to forge a valid MAC</text:span>. An algorithm that satisfies that property <text:span text:style-name="T99">(as described in the paper)</text:span> is </text:p>
      <text:p text:style-name="P16">MAC=w * H(K1) + H(K2)</text:p>
      <text:p text:style-name="P16">where:</text:p>
      <text:p text:style-name="P16">w=useful bytes</text:p>
      <text:p text:style-name="P16">H() = an ideal hash function</text:p>
      <text:p text:style-name="P16">and the multiplication and addition are done modulo 2^(&lt;size_of_MAC&gt;).</text:p>
      <text:p text:style-name="P16"/>
      <text:p text:style-name="P16">We know that <text:span text:style-name="T100">the secure hardware, whether it implements that scheme or something else that is deemed secure, will have it implemented in hardware (in order to increase efficiency). The only hardware that we have however, are the AES-NI extensions in our Intel CPUs. So what we do, is that we use AES in CBC mode as our MAC scheme.</text:span></text:p>
      <text:p text:style-name="P19">We need to make some important clarifications for this scheme however: The randomness of the MAC is provided by the keyshares in the block. <text:span text:style-name="T105">The key of the AES algorithm is a fixed (known) value, and the randomness of the output is because of the keyshares that are being encrypted. The MAC is the final block of the AES-CBC encryption of &lt;useful bytes&gt; || &lt;keyshares&gt;.</text:span></text:p>
      <text:p text:style-name="P20">We have to assume that AES has the properties we want (since that’s the only hardware that we have). Again, we want the MAC that such a scheme outputs to have the following property:</text:p>
      <text:p text:style-name="P20">An adversary <text:span text:style-name="T106">who</text:span> knows where a valid block is, and does not know the keyshares and MAC bytes of that block, if <text:span text:style-name="T106">h</text:span>e overwrites some bits of the useful bytes, some bits of the old MAC bytes, and less that polylog(&lt;size_of_keyshares&gt;) bits of the old keyshares, the resulting MAC should be invalid. <text:span text:style-name="T107">If he overwrites more than polylog(), the MAC may be valid but he will have lost the keyshares and the remote attestation will fail.</text:span></text:p>
      <text:p text:style-name="P10"/>
      <text:p text:style-name="P10"/>
      <text:p text:style-name="P10"/>
      <text:p text:style-name="P10"/>
      <text:p text:style-name="P10"/>
      <text:p text:style-name="P10"/>
      <text:p text:style-name="P10"/>
      <text:p text:style-name="P10"/>
      <text:p text:style-name="P10"/>
      <text:p text:style-name="P10"/>
      <text:p text:style-name="P85"><text:soft-page-break/>The code in more detail</text:p>
      <text:p text:style-name="P10"/>
      <text:p text:style-name="P10"/>
      <text:p text:style-name="P10">Here’s a simple overview of the directory structure:</text:p>
      <text:p text:style-name="P2"/>
      <text:p text:style-name="P82">Directory structure: </text:p>
      <text:p text:style-name="P2"><text:span text:style-name="T1">1) src/: </text:span><text:span text:style-name="T13">Inside there are the java source files than manipulate the assembly and the final executable.</text:span></text:p>
      <text:p text:style-name="P22">2) <text:span text:style-name="T67">code</text:span>/<text:span text:style-name="T13">: In there are the other files that emulate the secure machine. </text:span><text:span text:style-name="T14">There’s a lot of <text:s/></text:span><text:span text:style-name="T20">things</text:span><text:span text:style-name="T14"> there. In the </text:span><text:span text:style-name="T82">template_files/</text:span><text:span text:style-name="T14"> we have the templates of the code that are copied and changed accordingly (as the configuration of the compilation demands). In </text:span><text:span text:style-name="T82">pycparser_scripts/</text:span><text:span text:style-name="T14"> we have some python code that transforms C code → C code that uses the secure structures (does not support the full C spec but it’s </text:span><text:span text:style-name="T20">usually enough</text:span><text:span text:style-name="T14">). In </text:span><text:span text:style-name="T82">scripts_for_code_generation/</text:span><text:span text:style-name="T14"> we have some other scripts that help for the emulation of the secure system. Th</text:span><text:span text:style-name="T20">e</text:span><text:span text:style-name="T14"> other directories are not </text:span><text:span text:style-name="T20">that</text:span><text:span text:style-name="T14"> important.</text:span></text:p>
      <text:p text:style-name="P22">3)<text:span text:style-name="T13"> </text:span><text:span text:style-name="T21">bin/</text:span><text:span text:style-name="T33">: This directory does not exist on github. In there there are the java class files (that Eclipse produces automatically). Someone that does not use Eclipse should compile the .java files in the src/ directory and move them inside the bin/ directory. To save the </text:span><text:span text:style-name="T34">hassle, a script does it automatically, if the java compiler (javac) is installed.</text:span></text:p>
      <text:p text:style-name="P33"/>
      <text:p text:style-name="P58"><text:span text:style-name="T108">Some constants of our implementation</text:span>: </text:p>
      <text:p text:style-name="P43">Our implementation has many parameters that can be configured. Other parameters are fixed and cannot be altered. The parameters can be seen in <text:span text:style-name="T1">template_files/ headers_needed_template.h</text:span>. <text:span text:style-name="T127">The parameters that can be altered are done so by code/ automate.sh .</text:span></text:p>
      <text:p text:style-name="P43"/>
      <text:p text:style-name="P43">Here we will only talk about the most significant parameters (some of them not subject to change).</text:p>
      <text:p text:style-name="P43">- Keyshare size: Each keyshare is 16 bytes long (128 bits). In one block, we have 2 keyshares, so 32 bytes in total.</text:p>
      <text:p text:style-name="P43">- MAC size: The MAC size is the AES block length, 16 bytes (128 bits).</text:p>
      <text:p text:style-name="P43">- <text:span text:style-name="T109">3 canary bytes are used after the jump to the next block.</text:span></text:p>
      <text:p text:style-name="P43">- <text:span text:style-name="T109">2 bytes are used after these canaries to denote the length of the useful bytes (+ verifications + jmp).</text:span></text:p>
      <text:p text:style-name="P43">- <text:span text:style-name="T109">2 bytes are used after them to denote the length of the padded NOPs.</text:span></text:p>
      <text:p text:style-name="P43">- <text:span text:style-name="T109">7 bytes are used for every verification call (push, call, pop)</text:span></text:p>
      <text:p text:style-name="P43">- <text:span text:style-name="T109">The added bytes per code block (jmp to next block, verifications, metadata after the jump) are not included in the MAC calculation (the specialized hardware wouldn’t even have them there). The padded NOPs are included.</text:span></text:p>
      <text:p text:style-name="P43">- <text:span text:style-name="T109">Possible sizes of useful bytes per block are only multiples of 16, because the AES block size is 16 and padding is unnecessary overhead. The size of the useful bytes is the same in code, globals, stack, heap. The code may have extra bytes added by us, but these extra bytes are ignored.</text:span></text:p>
      <text:p text:style-name="P43"><text:soft-page-break/>- <text:span text:style-name="T109">The size of the stack canaries (if they are used), is 8 bytes.</text:span></text:p>
      <text:p text:style-name="P44"/>
      <text:p text:style-name="P57">Description of the most significant files:</text:p>
      <text:p text:style-name="P23"><text:span text:style-name="T33">First, we have a .c file that contains ALL of the code (except the functions of the standard C library that it #includes ). </text:span><text:span text:style-name="T36">That code is spread among different C files which are included by that main file. </text:span><text:span text:style-name="T35">That code includes the </text:span><text:span text:style-name="T36">main_program_function</text:span><text:span text:style-name="T35">() function </text:span><text:span text:style-name="T36">(that's practically the main, except some </text:span><text:span text:style-name="T37">crypto</text:span><text:span text:style-name="T36"> initializations, </text:span><text:span text:style-name="T38">so the actual main() has to be somewhere else</text:span><text:span text:style-name="T36">)</text:span><text:span text:style-name="T35">, test functions, the secure heap implementation, the secure stack implementation and the verification procedure.</text:span></text:p>
      <text:p text:style-name="P24"><text:span text:style-name="T33">That program is compiled in its final “secure” form after some changes are done to it. <text:s/>So we actually work with the template of that program, </text:span><text:span text:style-name="T39">to which we make changes </text:span><text:span text:style-name="T63">through scripts</text:span><text:span text:style-name="T39"> and then compile.</text:span></text:p>
      <text:p text:style-name="P42"/>
      <text:p text:style-name="P41">Let’s now talk about the significant files.</text:p>
      <text:p text:style-name="P40"/>
      <text:p text:style-name="P55"><text:span text:style-name="T13">Let's open </text:span><text:span text:style-name="T110">code/</text:span>template_files/ <text:span text:style-name="T13"><text:s/>directory and take a look at </text:span><text:span text:style-name="T111">initializer_template.c </text:span><text:span text:style-name="T16">. There we can see some initializations in our main() function. The actual job however is done in the main_program_function(), which is the one that is secured. Main() function is not secured, since someone has to initialize the MAC calculation functions, and the other tools that we use.</text:span></text:p>
      <text:p text:style-name="P40"/>
      <text:p text:style-name="P25"><text:span text:style-name="T55">Now let’s look at</text:span><text:span text:style-name="T33"> </text:span><text:span text:style-name="T21">main_program_template.c. </text:span><text:span text:style-name="T46">It references</text:span><text:span text:style-name="T40"> the secure globals declaration </text:span><text:span text:style-name="T46">in headers_needed_template.h</text:span><text:span text:style-name="T40"> (take a look at the python calls), we can see that it includes a file called “functions_needed_header.c”. After that there is the main_program_function() and then another file is included, the “functions_needed_footer.c”. These two files include every other function that may be needed. If we want to peek inside, we have to open </text:span><text:span text:style-name="T22">functions_needed_header_template.c </text:span><text:span text:style-name="T40">and </text:span><text:span text:style-name="T22">functions_needed_footer_template.c </text:span><text:span text:style-name="T40">. </text:span></text:p>
      <text:p text:style-name="P34">That is not necessary. What needs to be understood are two things: a) Inside our template files there are calls to python scripts that change the code, so the final program that is compiled is the output of the python scripts (which pad the templates with proper C code), b) Everything that is to be secured is in one compilation unit (since we use all those includes), <text:span text:style-name="T68">c) The template files are copied (often with some changes) to the non-template equivalents, and the compilation is done in the latter. The code that a programmer will write should be in the templates though.</text:span></text:p>
      <text:p text:style-name="P34"/>
      <text:p text:style-name="P27"><text:span text:style-name="T33">Now let's delve deeper into the </text:span><text:span text:style-name="T41">securing </text:span><text:span text:style-name="T33">procedure, </text:span><text:span text:style-name="T41">explaining it step by step. The core of th</text:span><text:span text:style-name="T42">at procedure is a bash script, </text:span><text:span text:style-name="T23">code/automate.sh</text:span><text:span text:style-name="T42"> . What it does in summary: Takes the user parameters, changes the templates using python, compiles the program into assembly, pads NOPS among the assembly commands, assembles into executable, and changes the NOPS with keys and macs inside the executable. </text:span></text:p>
      <text:p text:style-name="P36"/>
      <text:p text:style-name="P111"><text:span text:style-name="T33">Let's open it and see it. In the start we can see the parameter fetching </text:span><text:span text:style-name="T53">(and setting)</text:span><text:span text:style-name="T33">, some error checking and compilation of the java files if they are out of date. Then we </text:span><text:soft-page-break/><text:span text:style-name="T33">see a line which </text:span><text:span text:style-name="T47">has the string</text:span><text:span text:style-name="T33"> “python3 </text:span><text:span text:style-name="T21">set_correct_defines.py</text:span><text:span text:style-name="T33">”. Let's go ahead and open that python file, inside </text:span><text:span text:style-name="T26">scripts_for_code_generation/</text:span><text:span text:style-name="T33"> directory. <text:s/>It consists of two parts. The first one sets the proper parameters in the file “headers_needed.h”, and the second one is obsolete (is used for the former stack implementation, so we don't have to pay special attention to it). </text:span></text:p>
      <text:p text:style-name="P111"><text:span text:style-name="T33">The file </text:span><text:span text:style-name="T21">template_files/headers_needed_template.h </text:span><text:span text:style-name="T33">is a header file included by almost every file in the project. It has many compile time parameters (like the size of the heap and the stack, the number of the keys etc),</text:span><text:span text:style-name="T48"> some typedefs and the names/types of the global variables</text:span><text:span text:style-name="T33">. As we can see, the python script alters some of these parameters, as the user requests. It writes to the file “headers_needed.h” inside the </text:span><text:span text:style-name="T21">code/</text:span><text:span text:style-name="T33"> directory. </text:span><text:span text:style-name="T44">After that, every unit includes the non-template file “headers_needed.h” </text:span><text:span text:style-name="T48">which has</text:span><text:span text:style-name="T44"> the proper parameters.</text:span></text:p>
      <text:p text:style-name="P37"/>
      <text:p text:style-name="P111"><text:span text:style-name="T33">Let's move on inside the bash script now. </text:span><text:span text:style-name="T49">We see that some template files are copied into their non-template counterparts. These ones contain the heap manager functions, and the tests that we run. </text:span><text:span text:style-name="T56">Every test eventually gets added into the </text:span><text:span text:style-name="T28">tests_with_new_stack.c</text:span><text:span text:style-name="T56"> file, using the “sed” command.</text:span><text:span text:style-name="T49"> </text:span><text:span text:style-name="T50">That file, however, has not taken its final form yet. In order to see what has been put to be tested, open </text:span><text:span text:style-name="T25">template_files/</text:span><text:span text:style-name="T32">tests_with_new_stack_template.c</text:span><text:span text:style-name="T50"> . You can see that there is C code, but there are some parts that ask python to call a function. That code part is </text:span><text:span text:style-name="T51">later </text:span><text:span text:style-name="T50">replaced by python to contain valid C code.</text:span><text:span text:style-name="T49"> </text:span></text:p>
      <text:p text:style-name="P28"><text:span text:style-name="T49">Y</text:span><text:span text:style-name="T33">ou will also see some commands </text:span><text:span text:style-name="T64">in automate.sh </text:span><text:span text:style-name="T33">about the C reconstructor. That is an experimental procedure that tries to take normal C code, and transform it into code that uses the secure structures that we have (globals, stack, heap), </text:span><text:span text:style-name="T60">communicating</text:span><text:span text:style-name="T33"> with them using secure getters and setters. We use the pycparser package for the job, and we support a limited subset of C (which is enough to write and reconstruct some programs, but not all of them). We won’t delve into </text:span><text:span text:style-name="T57">the internals of the reconstructor</text:span><text:span text:style-name="T33">, since it is a PL topic. </text:span><text:span text:style-name="T57">All we need to say is that the code of the reconstructor is in <text:s/></text:span><text:span text:style-name="T29">code/ pycparser_scripts/ .</text:span></text:p>
      <text:p text:style-name="P45"/>
      <text:p text:style-name="P29"><text:span text:style-name="T33">However, </text:span><text:span text:style-name="T60">this procedure</text:span><text:span text:style-name="T33"> allows us to see how the secure code looks like, and the phases of the reconstruction. Please open <text:s/></text:span><text:span text:style-name="T21">tests_for_stack_commands_supporting_ast_parsing.c </text:span><text:span text:style-name="T33">. </text:span><text:span text:style-name="T58">There, you can see normal C code that is also used for the insecure tests. After the pass of the C reconstructor , the output is in </text:span><text:span text:style-name="T30">1st_pass_of_C_reconstruction_of_tests.c . </text:span><text:span text:style-name="T58">There, you can see the declaration of the globals with annotations, and all the rest t</text:span><text:span text:style-name="T60">hat uses</text:span><text:span text:style-name="T58"> secure getters/ setters. When a function is being called, we use an annotation of the type </text:span></text:p>
      <text:p text:style-name="P46">{{{ HEY PYTHON CALL FUNCTION WITH NEWER TEMPLATE: &lt;name_of_fun&gt; | HELPING ARGS FOR FUN CALL: &lt;possible_metadata&gt; | PARAMETERS TO CALL WITH: &lt;params&gt; }}}</text:p>
      <text:p text:style-name="P30"><text:span text:style-name="T58">T</text:span><text:span text:style-name="T33">hat also needs to be changed to hold code that manipulates the secure stack. That is the job of the script </text:span><text:span text:style-name="T21">scripts_for_code_generation/ insert_stack_manipulation_commands_given_ast_of_functions.py </text:span><text:span text:style-name="T33">. After it finishes, the result is valid C code that uses the secure structures that we have. Open </text:span><text:span text:style-name="T21">2nd_pass_of_C_reconstruction_of_tests.c</text:span><text:span text:style-name="T33"> to see the output of that script. <text:s/>You will </text:span><text:soft-page-break/><text:span text:style-name="T33">probably notice the many #defines – they are actually the names of the variables as offsets from the base pointer.</text:span><text:span text:style-name="T57"> </text:span><text:span text:style-name="T33">Finally, we have the script </text:span><text:span text:style-name="T21">scripts_for_code_generation/ transfer_c_reconstructor_globals.py</text:span><text:span text:style-name="T33"> </text:span><text:span text:style-name="T59">that isolates the global declarations that have been created, and transfers them to headers_needed.h .</text:span></text:p>
      <text:p text:style-name="P35"/>
      <text:p text:style-name="P39">Let’s continue in automate.sh:</text:p>
      <text:p text:style-name="P26"><text:span text:style-name="T33">We see that the file </text:span><text:span text:style-name="T21">insert_new_stack_commands_groups_of_vars_as_arrays.py</text:span><text:span text:style-name="T33"> is called. </text:span><text:span text:style-name="T61">Its job is similar to the script that created the stack commands above. The only difference is that it uses the old approach, with <text:s/>annotation that describes the function metadata (the new approach uses the output by pycparser on normal C code). You can see the annotations in </text:span><text:span text:style-name="T43"><text:s/>the file</text:span><text:span text:style-name="T52"> </text:span><text:span text:style-name="T43"><text:s/></text:span><text:span text:style-name="T24">template_files/tests_with_new_stack_template.c <text:s/>. </text:span><text:span text:style-name="T62"><text:s/>A note: since we had many revisions of the way a function may be called, you will also see annotations of the old version: </text:span></text:p>
      <text:p text:style-name="P47">//HEY PYTHON CALLING FUNCTION : &lt;name_of_fun&gt; |PARAMETERS TO CALL WITH: &lt;params&gt; </text:p>
      <text:p text:style-name="P31"><text:span text:style-name="T62">W</text:span><text:span text:style-name="T33">hile this works, it does not allow for function calls in a function’s parameters.</text:span></text:p>
      <text:p text:style-name="P26"><text:span text:style-name="T61">Now the file </text:span><text:span text:style-name="T31">tests_with_new_stack.c </text:span><text:span text:style-name="T61"><text:s/>is in its final, “secure”, form and you can open it and see all the changes that the above scripts have made. I</text:span><text:span text:style-name="T45">t is </text:span><text:span text:style-name="T61">now </text:span><text:span text:style-name="T45">ready to be included by the main program.</text:span></text:p>
      <text:p text:style-name="P38"/>
      <text:p text:style-name="P32"><text:span text:style-name="T45">M</text:span><text:span text:style-name="T33">oving on inside automate.sh, we see that some </text:span><text:span text:style-name="T62">more </text:span><text:span text:style-name="T33">template files are copied inside </text:span><text:span text:style-name="T21">code/</text:span><text:span text:style-name="T33"> directory. </text:span></text:p>
      <text:p text:style-name="P48"/>
      <text:p text:style-name="P49">The next step is to parse the annotations of the globals, an create the struct that will hold them (which will <text:span text:style-name="T113">also</text:span> have the keyshares and the MAC bytes).</text:p>
      <text:p text:style-name="P50">That is the job of the script <text:span text:style-name="T1">scripts_for_code_generation/ insert_keys_and_macs_among_globals.py . </text:span>The first time it is called only <text:span text:style-name="T113">reads the headers_needed.h file, and creates the global struct there. That is to make a functional header file, which will be used in the subsequent compilations. We must note the fact that this script normally reads other files too for global declarations (there shouldn’t be any, we leave them there for compatibility reasons), but most importantly, also creates code that takes into account the global keyshares when the keys are gathered ( that code is created in other files). For now however, it only creates the global struct in the headers_needed.h file.</text:span></text:p>
      <text:p text:style-name="P50"/>
      <text:p text:style-name="P51">Now that we have a functional header file, we can compile the files that will emulate the hardware circuits. Of course, we enable optimizations for them. For the on-the-fly verification function, we compile it and then, depending on the location of its local variables, we adjust the offset that fetches the return address from the stack.</text:p>
      <text:p text:style-name="P51">The <text:span text:style-name="T9">template_files/ </text:span><text:span text:style-name="T1">crypto_functions_template.c </text:span>holds this function, along with the MAC calculation functions, and the cache calculation ones.</text:p>
      <text:p text:style-name="P51">The<text:span text:style-name="T128">se</text:span> MAC calculation functions should be moved into the file <text:span text:style-name="T9">template_files/ </text:span><text:span text:style-name="T1">mac_verification_functions_template.c ,</text:span> it is in the todo list.</text:p>
      <text:p text:style-name="P51">The files <text:span text:style-name="T1">calc_mac_for_external_programs*.c</text:span> are files that calculate the MAC but <text:soft-page-break/>are used by the code generation procedure to replace the NOPs with MAC bytes.</text:p>
      <text:p text:style-name="P51">The file <text:span text:style-name="T1">mac_time_calculator.c</text:span> is used to calculate the time it takes for the MAC calculations (offline). </text:p>
      <text:p text:style-name="P51">The <text:span text:style-name="T1">sha256* </text:span>files hold a software implementation of the sha256 hash function, we don’t use them. They are there for legacy reasons.</text:p>
      <text:p text:style-name="P108">We create their object files, in order for them to be able to be linked along with the secure code.</text:p>
      <text:p text:style-name="P49"/>
      <text:p text:style-name="P52">The next step is to reconstruct the headers_needed.h file again, but this time create the code that can check the global MACs at the end (for correctness), and take into account the keyshares of the globals when we gather the keys. As we said, that is the job of <text:s/><text:span text:style-name="T8">scripts_for_code_generation/ insert_keys_and_macs_among_globals.py</text:span><text:span text:style-name="T112"> . </text:span>Another thing it does is copy some other template files that are specified in it to their non-template counterparts. We leave them to be processed by it <text:span text:style-name="T114">(and not just “cp” the templates) </text:span>for the case that they might contain global variable declarations <text:span text:style-name="T114">(they shouldn’t, but there is old code we don’t want to break)</text:span>. <text:span text:style-name="T115">As you can see, the two last files that it processes ( </text:span><text:span text:style-name="T10">template_files/ functions_needed_footer_template.c </text:span><text:span text:style-name="T115">and <text:s/></text:span><text:span text:style-name="T10">template_files/ verification_procedure_template.c </text:span><text:span text:style-name="T115">) , contain the final MAC check and the keyshare gathering.</text:span></text:p>
      <text:p text:style-name="P56"><text:span text:style-name="T17">We can </text:span><text:span text:style-name="T19">also </text:span><text:span text:style-name="T17">see </text:span><text:span text:style-name="T19">some other output of the script</text:span><text:span text:style-name="T17"> if we open </text:span><text:span text:style-name="T116">headers_needed.h </text:span><text:span text:style-name="T19">(we see the global struct with the globals, keyshares and MACs), and </text:span><text:span text:style-name="T117">main_program.c</text:span><text:span text:style-name="T17"> </text:span><text:span text:style-name="T18"><text:s/></text:span><text:span text:style-name="T19">(we see the global initialization numbers).</text:span></text:p>
      <text:p text:style-name="P52"/>
      <text:p text:style-name="P53">We then compile the secure getters and setters with optimizations enabled (they would be circuits after all), and we compile (through the <text:span text:style-name="T1">Makefile</text:span> ) , our program. The files that have been compiled with optimizations <text:span text:style-name="T116">do not have their code</text:span> secured <text:span text:style-name="T116">( i.e. keyshares and MACs interleaved)</text:span>. The one that is secured is the main_program.c , which #includes the other C files it needs. The output of the compilation is the <text:span text:style-name="T1">main_program.s .</text:span> </text:p>
      <text:p text:style-name="P53"/>
      <text:p text:style-name="P54">The next step is to secure the assembly code. That is the job of the program <text:span text:style-name="T1">src/ Secure_Assembly_v2.java </text:span><text:s/>and it does what we described in the <text:span text:style-name="T118">section where we discuss the code securing process. The output of that execution is the </text:span><text:span text:style-name="T11">main_program_sec.s </text:span><text:span text:style-name="T118">. If you open it, it becomes pretty clear how the code is secured. </text:span></text:p>
      <text:p text:style-name="P54"/>
      <text:p text:style-name="P109"><text:span text:style-name="T33">This assembly file is then compiled, and all that remains is to replace its NOPs (except the padded NOPs to reach fixed size blocks) with keyshares and MACs. That is done by </text:span><text:span text:style-name="T65">src/ Secure_Machine_Code_v2.java</text:span><text:span text:style-name="T33"> , which iterates through the executable and replaces the bytes accordingly. The result is the executable </text:span><text:span text:style-name="T65">main_program_ksec</text:span><text:span text:style-name="T33">, which can be executed and benchmark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noobs </meta:initial-creator>
    <meta:creation-date>2016-10-13T23:34:06.961686075</meta:creation-date>
    <dc:date>2018-05-15T17:31:04.939744536</dc:date>
    <meta:editing-duration>P1DT6H16M50S</meta:editing-duration>
    <meta:editing-cycles>228</meta:editing-cycles>
    <meta:generator>LibreOffice/5.1.6.2$Linux_X86_64 LibreOffice_project/10m0$Build-2</meta:generator>
    <meta:document-statistic meta:table-count="0" meta:image-count="0" meta:object-count="0" meta:page-count="16" meta:paragraph-count="280" meta:word-count="6089" meta:character-count="38507" meta:non-whitespace-character-count="32535"/>
  </office:meta>
</office:document-meta>
</file>